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6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5.69pt"/>
    </style:style>
    <style:style style:name="co5" style:family="table-column">
      <style:table-column-properties fo:break-before="auto" style:column-width="7.54pt"/>
    </style:style>
    <style:style style:name="co6" style:family="table-column">
      <style:table-column-properties fo:break-before="auto" style:column-width="40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8.44pt" fo:break-before="auto" style:use-optimal-row-height="false"/>
    </style:style>
    <style:style style:name="ro2" style:family="table-row">
      <style:table-row-properties style:row-height="31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1.94pt" fo:break-before="auto" style:use-optimal-row-height="true"/>
    </style:style>
    <style:style style:name="ro5" style:family="table-row">
      <style:table-row-properties style:row-height="21.54pt" fo:break-before="auto" style:use-optimal-row-height="true"/>
    </style:style>
    <style:style style:name="ro6" style:family="table-row">
      <style:table-row-properties style:row-height="32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21">
      <style:table-cell-properties fo:wrap-option="wrap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121"/>
    <style:style style:name="ce15" style:family="table-cell" style:parent-style-name="Default" style:data-style-name="N121"/>
    <style:style style:name="ce16" style:family="table-cell" style:parent-style-name="Default" style:data-style-name="N121"/>
    <style:style style:name="ce17" style:family="table-cell" style:parent-style-name="Default" style:data-style-name="N121"/>
    <style:style style:name="ce18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style:font-name-asian="Arial Unicode MS" style:font-name-complex="Arial Unicode MS"/>
    </style:style>
    <style:style style:name="ce19" style:family="table-cell" style:parent-style-name="Default" style:data-style-name="N121"/>
    <style:style style:name="ce20" style:family="table-cell" style:parent-style-name="Default" style:data-style-name="N121"/>
    <style:style style:name="ce21" style:family="table-cell" style:parent-style-name="Default" style:data-style-name="N121"/>
    <style:style style:name="ce22" style:family="table-cell" style:parent-style-name="Default" style:data-style-name="N121"/>
    <style:style style:name="ce23" style:family="table-cell" style:parent-style-name="Default" style:data-style-name="N121"/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 Unicode MS" style:font-name-complex="Arial Unicode MS" style:font-weight-asian="bold" style:font-weight-complex="bold"/>
    </style:style>
    <style:style style:name="T4" style:family="text">
      <style:text-properties style:font-name-asian="Arial Unicode MS" style:font-name-complex="Arial Unicode MS" fo:font-weight="normal" style:font-weight-asian="normal" style:font-weight-complex="normal"/>
    </style:style>
    <style:style style:name="T5" style:family="text">
      <style:text-properties style:font-name-asian="Arial Unicode MS" style:font-name-complex="Arial Unicode MS" fo:font-weight="bold" style:text-underline-style="solid" style:text-underline-width="auto" style:text-underline-color="font-color" style:font-weight-asian="bold" style:font-weight-complex="bold"/>
    </style:style>
    <style:style style:name="T6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Corre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10"/>
        <table:table-column table:style-name="co3" table:number-columns-repeated="2" table:default-cell-style-name="ce10"/>
        <table:table-column table:style-name="co5" table:default-cell-style-name="Default"/>
        <table:table-column table:style-name="co4" table:number-columns-repeated="3" table:default-cell-style-name="ce10"/>
        <table:table-column table:style-name="co6" table:number-columns-repeated="2" table:default-cell-style-name="ce10"/>
        <table:table-row table:style-name="ro1">
          <table:table-cell table:number-columns-repeated="3"/>
          <table:table-cell table:style-name="ce9" office:value-type="string" calcext:value-type="string">
            <text:p>SPCA : with no regularization</text:p>
          </table:table-cell>
          <table:table-cell table:style-name="ce12" office:value-type="string" calcext:value-type="string" table:number-columns-spanned="4" table:number-rows-spanned="1">
            <text:p>SPFM with directionality and steady state regularization</text:p>
          </table:table-cell>
          <table:covered-table-cell table:number-columns-repeated="3"/>
          <table:table-cell/>
          <table:table-cell table:style-name="ce9"/>
          <table:table-cell table:style-name="ce12" table:number-columns-spanned="4" table:number-rows-spanned="1"/>
          <table:covered-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<text:s/>Total amount of metabolites produce or consumed by Principal fluxes </text:p>
          </table:table-cell>
          <table:covered-table-cell table:style-name="ce1"/>
          <table:covered-table-cell table:style-name="ce6"/>
          <table:table-cell office:value-type="float" office:value="42.8169454904436" calcext:value-type="float">
            <text:p>42.8169</text:p>
          </table:table-cell>
          <table:table-cell office:value-type="float" office:value="38.7986879284968" calcext:value-type="float">
            <text:p>38.7987</text:p>
          </table:table-cell>
          <table:table-cell office:value-type="float" office:value="23.4277271233109" calcext:value-type="float">
            <text:p>23.4277</text:p>
          </table:table-cell>
          <table:table-cell office:value-type="float" office:value="8.56429221669342" calcext:value-type="float">
            <text:p>8.5643</text:p>
          </table:table-cell>
          <table:table-cell office:value-type="float" office:value="0.342997170285018" calcext:value-type="float">
            <text:p>0.3430</text:p>
          </table:table-cell>
          <table:table-cell table:number-columns-repeated="6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1"/>
        </table:table-row>
        <table:table-row table:style-name="ro4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1" office:value-type="string" calcext:value-type="string" table:number-columns-spanned="5" table:number-rows-spanned="1">
            <text:p><text:span text:style-name="T2">Slope of changes</text:span> in Correlation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style-name="ce2" table:number-columns-repeated="2"/>
          <table:table-cell/>
          <table:table-cell table:style-name="ce11"/>
          <table:table-cell table:style-name="ce13"/>
          <table:table-cell table:number-columns-repeated="5"/>
          <table:table-cell table:style-name="ce12"/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52938679030282" calcext:value-type="float">
            <text:p>0.5294</text:p>
          </table:table-cell>
          <table:table-cell table:style-name="ce14" office:value-type="float" office:value="-0.770022387781756" calcext:value-type="float">
            <text:p>-0.7700</text:p>
          </table:table-cell>
          <table:table-cell table:style-name="ce15" office:value-type="float" office:value="-0.230358023119115" calcext:value-type="float">
            <text:p>-0.2304</text:p>
          </table:table-cell>
          <table:table-cell table:style-name="ce16" office:value-type="float" office:value="-0.324879542846644" calcext:value-type="float">
            <text:p>-0.3249</text:p>
          </table:table-cell>
          <table:table-cell table:style-name="ce17" office:value-type="float" office:value="-0.439939072560228" calcext:value-type="float">
            <text:p>-0.4399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514014993670929" calcext:value-type="float">
            <text:p>0.5140</text:p>
          </table:table-cell>
          <table:table-cell table:style-name="ce14" office:value-type="float" office:value="-0.712899469390208" calcext:value-type="float">
            <text:p>-0.7129</text:p>
          </table:table-cell>
          <table:table-cell table:style-name="ce15" office:value-type="float" office:value="-0.266155239688574" calcext:value-type="float">
            <text:p>-0.2662</text:p>
          </table:table-cell>
          <table:table-cell table:style-name="ce16" office:value-type="float" office:value="-0.345072020229654" calcext:value-type="float">
            <text:p>-0.3451</text:p>
          </table:table-cell>
          <table:table-cell table:style-name="ce17" office:value-type="float" office:value="-0.509680423644971" calcext:value-type="float">
            <text:p>-0.5097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516674083832829" calcext:value-type="float">
            <text:p>0.5167</text:p>
          </table:table-cell>
          <table:table-cell table:style-name="ce14" office:value-type="float" office:value="-0.712934407179867" calcext:value-type="float">
            <text:p>-0.7129</text:p>
          </table:table-cell>
          <table:table-cell table:style-name="ce15" office:value-type="float" office:value="-0.265813518707304" calcext:value-type="float">
            <text:p>-0.2658</text:p>
          </table:table-cell>
          <table:table-cell table:style-name="ce16" office:value-type="float" office:value="-0.343270640827194" calcext:value-type="float">
            <text:p>-0.3433</text:p>
          </table:table-cell>
          <table:table-cell table:style-name="ce17" office:value-type="float" office:value="-0.510124704890555" calcext:value-type="float">
            <text:p>-0.5101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521472374603105" calcext:value-type="float">
            <text:p>0.5215</text:p>
          </table:table-cell>
          <table:table-cell table:style-name="ce14" office:value-type="float" office:value="-0.70606487178845" calcext:value-type="float">
            <text:p>-0.7061</text:p>
          </table:table-cell>
          <table:table-cell table:style-name="ce15" office:value-type="float" office:value="-0.276668388452642" calcext:value-type="float">
            <text:p>-0.2767</text:p>
          </table:table-cell>
          <table:table-cell table:style-name="ce16" office:value-type="float" office:value="-0.356668785231868" calcext:value-type="float">
            <text:p>-0.3567</text:p>
          </table:table-cell>
          <table:table-cell table:style-name="ce17" office:value-type="float" office:value="-0.509557536714669" calcext:value-type="float">
            <text:p>-0.5096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507740239796746" calcext:value-type="float">
            <text:p>0.5077</text:p>
          </table:table-cell>
          <table:table-cell table:style-name="ce14" office:value-type="float" office:value="-0.638009429770801" calcext:value-type="float">
            <text:p>-0.6380</text:p>
          </table:table-cell>
          <table:table-cell table:style-name="ce15" office:value-type="float" office:value="-0.297207427682974" calcext:value-type="float">
            <text:p>-0.2972</text:p>
          </table:table-cell>
          <table:table-cell table:style-name="ce16" office:value-type="float" office:value="-0.396228884482768" calcext:value-type="float">
            <text:p>-0.3962</text:p>
          </table:table-cell>
          <table:table-cell table:style-name="ce17" office:value-type="float" office:value="-0.54722318996165" calcext:value-type="float">
            <text:p>-0.547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3631676575082" calcext:value-type="float">
            <text:p>0.5136</text:p>
          </table:table-cell>
          <table:table-cell table:style-name="ce14" office:value-type="float" office:value="-0.704655388968702" calcext:value-type="float">
            <text:p>-0.7047</text:p>
          </table:table-cell>
          <table:table-cell table:style-name="ce15" office:value-type="float" office:value="-0.26981351621774" calcext:value-type="float">
            <text:p>-0.2698</text:p>
          </table:table-cell>
          <table:table-cell table:style-name="ce16" office:value-type="float" office:value="-0.354796465192406" calcext:value-type="float">
            <text:p>-0.3548</text:p>
          </table:table-cell>
          <table:table-cell table:style-name="ce17" office:value-type="float" office:value="-0.499862473419427" calcext:value-type="float">
            <text:p>-0.499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652176821297" calcext:value-type="float">
            <text:p>0.4652</text:p>
          </table:table-cell>
          <table:table-cell table:style-name="ce14" office:value-type="float" office:value="-0.596902968560129" calcext:value-type="float">
            <text:p>-0.5969</text:p>
          </table:table-cell>
          <table:table-cell table:style-name="ce15" office:value-type="float" office:value="-0.276746604840397" calcext:value-type="float">
            <text:p>-0.2767</text:p>
          </table:table-cell>
          <table:table-cell table:style-name="ce16" office:value-type="float" office:value="-0.405352861518469" calcext:value-type="float">
            <text:p>-0.4054</text:p>
          </table:table-cell>
          <table:table-cell table:style-name="ce17" office:value-type="float" office:value="-0.53810390339223" calcext:value-type="float">
            <text:p>-0.538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70883035944654" calcext:value-type="float">
            <text:p>0.4709</text:p>
          </table:table-cell>
          <table:table-cell table:style-name="ce14" office:value-type="float" office:value="-0.619306876953664" calcext:value-type="float">
            <text:p>-0.6193</text:p>
          </table:table-cell>
          <table:table-cell table:style-name="ce15" office:value-type="float" office:value="-0.270976694454467" calcext:value-type="float">
            <text:p>-0.2710</text:p>
          </table:table-cell>
          <table:table-cell table:style-name="ce16" office:value-type="float" office:value="-0.427054307205216" calcext:value-type="float">
            <text:p>-0.4271</text:p>
          </table:table-cell>
          <table:table-cell table:style-name="ce17" office:value-type="float" office:value="-0.533654128000399" calcext:value-type="float">
            <text:p>-0.533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4301448925493" calcext:value-type="float">
            <text:p>0.4943</text:p>
          </table:table-cell>
          <table:table-cell table:style-name="ce14" office:value-type="float" office:value="-0.665946778728431" calcext:value-type="float">
            <text:p>-0.6659</text:p>
          </table:table-cell>
          <table:table-cell table:style-name="ce15" office:value-type="float" office:value="-0.265506281580954" calcext:value-type="float">
            <text:p>-0.2655</text:p>
          </table:table-cell>
          <table:table-cell table:style-name="ce16" office:value-type="float" office:value="-0.410811602052846" calcext:value-type="float">
            <text:p>-0.4108</text:p>
          </table:table-cell>
          <table:table-cell table:style-name="ce17" office:value-type="float" office:value="-0.527200857776461" calcext:value-type="float">
            <text:p>-0.527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514833020203391" calcext:value-type="float">
            <text:p>0.5148</text:p>
          </table:table-cell>
          <table:table-cell table:style-name="ce14" office:value-type="float" office:value="-0.713402606102799" calcext:value-type="float">
            <text:p>-0.7134</text:p>
          </table:table-cell>
          <table:table-cell table:style-name="ce15" office:value-type="float" office:value="-0.269664209809068" calcext:value-type="float">
            <text:p>-0.2697</text:p>
          </table:table-cell>
          <table:table-cell table:style-name="ce16" office:value-type="float" office:value="-0.368600913834133" calcext:value-type="float">
            <text:p>-0.3686</text:p>
          </table:table-cell>
          <table:table-cell table:style-name="ce17" office:value-type="float" office:value="-0.498306968688255" calcext:value-type="float">
            <text:p>-0.498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7864234906472" calcext:value-type="float">
            <text:p>0.5279</text:p>
          </table:table-cell>
          <table:table-cell table:style-name="ce14" office:value-type="float" office:value="-0.775262989504658" calcext:value-type="float">
            <text:p>-0.7753</text:p>
          </table:table-cell>
          <table:table-cell table:style-name="ce15" office:value-type="float" office:value="-0.224953138456429" calcext:value-type="float">
            <text:p>-0.2250</text:p>
          </table:table-cell>
          <table:table-cell table:style-name="ce16" office:value-type="float" office:value="-0.320383771747778" calcext:value-type="float">
            <text:p>-0.3204</text:p>
          </table:table-cell>
          <table:table-cell table:style-name="ce17" office:value-type="float" office:value="-0.4515274019193" calcext:value-type="float">
            <text:p>-0.4515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529400437665852" calcext:value-type="float">
            <text:p>0.5294</text:p>
          </table:table-cell>
          <table:table-cell table:style-name="ce14" office:value-type="float" office:value="-0.771781764210035" calcext:value-type="float">
            <text:p>-0.7718</text:p>
          </table:table-cell>
          <table:table-cell table:style-name="ce15" office:value-type="float" office:value="-0.22649369167606" calcext:value-type="float">
            <text:p>-0.2265</text:p>
          </table:table-cell>
          <table:table-cell table:style-name="ce16" office:value-type="float" office:value="-0.321634984945318" calcext:value-type="float">
            <text:p>-0.3216</text:p>
          </table:table-cell>
          <table:table-cell table:style-name="ce17" office:value-type="float" office:value="-0.446646711136981" calcext:value-type="float">
            <text:p>-0.4466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4673493525135" calcext:value-type="float">
            <text:p>0.5147</text:p>
          </table:table-cell>
          <table:table-cell table:style-name="ce14" office:value-type="float" office:value="-0.648418781995569" calcext:value-type="float">
            <text:p>-0.6484</text:p>
          </table:table-cell>
          <table:table-cell table:style-name="ce15" office:value-type="float" office:value="-0.304011257619104" calcext:value-type="float">
            <text:p>-0.3040</text:p>
          </table:table-cell>
          <table:table-cell table:style-name="ce16" office:value-type="float" office:value="-0.389913947946294" calcext:value-type="float">
            <text:p>-0.3899</text:p>
          </table:table-cell>
          <table:table-cell table:style-name="ce17" office:value-type="float" office:value="-0.555195318642448" calcext:value-type="float">
            <text:p>-0.555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81674281393772" calcext:value-type="float">
            <text:p>0.4817</text:p>
          </table:table-cell>
          <table:table-cell table:style-name="ce14" office:value-type="float" office:value="-0.602518386003084" calcext:value-type="float">
            <text:p>-0.6025</text:p>
          </table:table-cell>
          <table:table-cell table:style-name="ce15" office:value-type="float" office:value="-0.297555582392136" calcext:value-type="float">
            <text:p>-0.2976</text:p>
          </table:table-cell>
          <table:table-cell table:style-name="ce16" office:value-type="float" office:value="-0.400052267229699" calcext:value-type="float">
            <text:p>-0.4001</text:p>
          </table:table-cell>
          <table:table-cell table:style-name="ce17" office:value-type="float" office:value="-0.556186310223399" calcext:value-type="float">
            <text:p>-0.556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86100489848265" calcext:value-type="float">
            <text:p>0.4861</text:p>
          </table:table-cell>
          <table:table-cell table:style-name="ce14" office:value-type="float" office:value="-0.605941142559571" calcext:value-type="float">
            <text:p>-0.6059</text:p>
          </table:table-cell>
          <table:table-cell table:style-name="ce15" office:value-type="float" office:value="-0.291202342793994" calcext:value-type="float">
            <text:p>-0.2912</text:p>
          </table:table-cell>
          <table:table-cell table:style-name="ce16" office:value-type="float" office:value="-0.414885736335522" calcext:value-type="float">
            <text:p>-0.4149</text:p>
          </table:table-cell>
          <table:table-cell table:style-name="ce17" office:value-type="float" office:value="-0.550220309646025" calcext:value-type="float">
            <text:p>-0.550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3547444718717" calcext:value-type="float">
            <text:p>0.4935</text:p>
          </table:table-cell>
          <table:table-cell table:style-name="ce14" office:value-type="float" office:value="-0.673722869583215" calcext:value-type="float">
            <text:p>-0.6737</text:p>
          </table:table-cell>
          <table:table-cell table:style-name="ce15" office:value-type="float" office:value="-0.267932364770783" calcext:value-type="float">
            <text:p>-0.2679</text:p>
          </table:table-cell>
          <table:table-cell table:style-name="ce16" office:value-type="float" office:value="-0.393367436152087" calcext:value-type="float">
            <text:p>-0.3934</text:p>
          </table:table-cell>
          <table:table-cell table:style-name="ce17" office:value-type="float" office:value="-0.515194172830575" calcext:value-type="float">
            <text:p>-0.515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498586174562367" calcext:value-type="float">
            <text:p>0.4986</text:p>
          </table:table-cell>
          <table:table-cell table:style-name="ce14" office:value-type="float" office:value="-0.691213420703111" calcext:value-type="float">
            <text:p>-0.6912</text:p>
          </table:table-cell>
          <table:table-cell table:style-name="ce15" office:value-type="float" office:value="-0.269247332782459" calcext:value-type="float">
            <text:p>-0.2692</text:p>
          </table:table-cell>
          <table:table-cell table:style-name="ce16" office:value-type="float" office:value="-0.369637339613912" calcext:value-type="float">
            <text:p>-0.3696</text:p>
          </table:table-cell>
          <table:table-cell table:style-name="ce17" office:value-type="float" office:value="-0.500958820338143" calcext:value-type="float">
            <text:p>-0.5010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4440054094339" calcext:value-type="float">
            <text:p>0.5244</text:p>
          </table:table-cell>
          <table:table-cell table:style-name="ce14" office:value-type="float" office:value="-0.762388012229967" calcext:value-type="float">
            <text:p>-0.7624</text:p>
          </table:table-cell>
          <table:table-cell table:style-name="ce15" office:value-type="float" office:value="-0.251084463243782" calcext:value-type="float">
            <text:p>-0.2511</text:p>
          </table:table-cell>
          <table:table-cell table:style-name="ce16" office:value-type="float" office:value="-0.330535478002893" calcext:value-type="float">
            <text:p>-0.3305</text:p>
          </table:table-cell>
          <table:table-cell table:style-name="ce17" office:value-type="float" office:value="-0.466826848938331" calcext:value-type="float">
            <text:p>-0.466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527090542516048" calcext:value-type="float">
            <text:p>0.5271</text:p>
          </table:table-cell>
          <table:table-cell table:style-name="ce14" office:value-type="float" office:value="-0.763655688481092" calcext:value-type="float">
            <text:p>-0.7637</text:p>
          </table:table-cell>
          <table:table-cell table:style-name="ce15" office:value-type="float" office:value="-0.228809107034243" calcext:value-type="float">
            <text:p>-0.2288</text:p>
          </table:table-cell>
          <table:table-cell table:style-name="ce16" office:value-type="float" office:value="-0.336287109887458" calcext:value-type="float">
            <text:p>-0.3363</text:p>
          </table:table-cell>
          <table:table-cell table:style-name="ce17" office:value-type="float" office:value="-0.439950461841799" calcext:value-type="float">
            <text:p>-0.4400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5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1" office:value-type="string" calcext:value-type="string" table:number-columns-spanned="5" table:number-rows-spanned="1">
            <text:p> <text:span text:style-name="T2">Correlation</text:span>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52938679030282" calcext:value-type="float">
            <text:p>0.5294</text:p>
          </table:table-cell>
          <table:table-cell office:value-type="float" office:value="0.121747109973723" calcext:value-type="float">
            <text:p>0.1217</text:p>
          </table:table-cell>
          <table:table-cell office:value-type="float" office:value="0.0937016863997106" calcext:value-type="float">
            <text:p>0.0937</text:p>
          </table:table-cell>
          <table:table-cell office:value-type="float" office:value="0.063259925358213" calcext:value-type="float">
            <text:p>0.0633</text:p>
          </table:table-cell>
          <table:table-cell office:value-type="float" office:value="0.0354294124658916" calcext:value-type="float">
            <text:p>0.0354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514014993670929" calcext:value-type="float">
            <text:p>0.5140</text:p>
          </table:table-cell>
          <table:table-cell office:value-type="float" office:value="0.147573977424313" calcext:value-type="float">
            <text:p>0.1476</text:p>
          </table:table-cell>
          <table:table-cell office:value-type="float" office:value="1.09370168639971" calcext:value-type="float">
            <text:p>1.0937</text:p>
          </table:table-cell>
          <table:table-cell office:value-type="float" office:value="0.0709263359788173" calcext:value-type="float">
            <text:p>0.0709</text:p>
          </table:table-cell>
          <table:table-cell office:value-type="float" office:value="0.0347765710095482" calcext:value-type="float">
            <text:p>0.0348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516674083832829" calcext:value-type="float">
            <text:p>0.5167</text:p>
          </table:table-cell>
          <table:table-cell office:value-type="float" office:value="0.14831935217027" calcext:value-type="float">
            <text:p>0.1483</text:p>
          </table:table-cell>
          <table:table-cell office:value-type="float" office:value="2.09370168639971" calcext:value-type="float">
            <text:p>2.0937</text:p>
          </table:table-cell>
          <table:table-cell office:value-type="float" office:value="0.0715139283939573" calcext:value-type="float">
            <text:p>0.0715</text:p>
          </table:table-cell>
          <table:table-cell office:value-type="float" office:value="0.0350329067764256" calcext:value-type="float">
            <text:p>0.035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521472374603105" calcext:value-type="float">
            <text:p>0.5215</text:p>
          </table:table-cell>
          <table:table-cell office:value-type="float" office:value="0.153279049287745" calcext:value-type="float">
            <text:p>0.1533</text:p>
          </table:table-cell>
          <table:table-cell office:value-type="float" office:value="3.09370168639971" calcext:value-type="float">
            <text:p>3.0937</text:p>
          </table:table-cell>
          <table:table-cell office:value-type="float" office:value="0.071327149362612" calcext:value-type="float">
            <text:p>0.0713</text:p>
          </table:table-cell>
          <table:table-cell office:value-type="float" office:value="0.0349818628325201" calcext:value-type="float">
            <text:p>0.035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507740239796746" calcext:value-type="float">
            <text:p>0.5077</text:p>
          </table:table-cell>
          <table:table-cell office:value-type="float" office:value="0.183797178932334" calcext:value-type="float">
            <text:p>0.1838</text:p>
          </table:table-cell>
          <table:table-cell office:value-type="float" office:value="4.09370168639971" calcext:value-type="float">
            <text:p>4.0937</text:p>
          </table:table-cell>
          <table:table-cell office:value-type="float" office:value="0.0779898951641506" calcext:value-type="float">
            <text:p>0.0780</text:p>
          </table:table-cell>
          <table:table-cell office:value-type="float" office:value="0.0353120159476495" calcext:value-type="float">
            <text:p>0.0353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3631676575082" calcext:value-type="float">
            <text:p>0.5136</text:p>
          </table:table-cell>
          <table:table-cell office:value-type="float" office:value="0.151698347731421" calcext:value-type="float">
            <text:p>0.1517</text:p>
          </table:table-cell>
          <table:table-cell office:value-type="float" office:value="5.09370168639971" calcext:value-type="float">
            <text:p>5.0937</text:p>
          </table:table-cell>
          <table:table-cell office:value-type="float" office:value="0.0714679587764888" calcext:value-type="float">
            <text:p>0.0715</text:p>
          </table:table-cell>
          <table:table-cell office:value-type="float" office:value="0.0357438081322355" calcext:value-type="float">
            <text:p>0.035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652176821297" calcext:value-type="float">
            <text:p>0.4652</text:p>
          </table:table-cell>
          <table:table-cell office:value-type="float" office:value="0.18752786663982" calcext:value-type="float">
            <text:p>0.1875</text:p>
          </table:table-cell>
          <table:table-cell office:value-type="float" office:value="6.09370168639971" calcext:value-type="float">
            <text:p>6.0937</text:p>
          </table:table-cell>
          <table:table-cell office:value-type="float" office:value="0.0806520902429929" calcext:value-type="float">
            <text:p>0.0807</text:p>
          </table:table-cell>
          <table:table-cell office:value-type="float" office:value="0.037252885666496" calcext:value-type="float">
            <text:p>0.037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70883035944654" calcext:value-type="float">
            <text:p>0.4709</text:p>
          </table:table-cell>
          <table:table-cell office:value-type="float" office:value="0.179261933543311" calcext:value-type="float">
            <text:p>0.1793</text:p>
          </table:table-cell>
          <table:table-cell office:value-type="float" office:value="7.09370168639971" calcext:value-type="float">
            <text:p>7.0937</text:p>
          </table:table-cell>
          <table:table-cell office:value-type="float" office:value="0.0748760537733439" calcext:value-type="float">
            <text:p>0.0749</text:p>
          </table:table-cell>
          <table:table-cell office:value-type="float" office:value="0.0349181385888191" calcext:value-type="float">
            <text:p>0.034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4301448925493" calcext:value-type="float">
            <text:p>0.4943</text:p>
          </table:table-cell>
          <table:table-cell office:value-type="float" office:value="0.165122991292765" calcext:value-type="float">
            <text:p>0.1651</text:p>
          </table:table-cell>
          <table:table-cell office:value-type="float" office:value="8.09370168639971" calcext:value-type="float">
            <text:p>8.0937</text:p>
          </table:table-cell>
          <table:table-cell office:value-type="float" office:value="0.0714578293662" calcext:value-type="float">
            <text:p>0.0715</text:p>
          </table:table-cell>
          <table:table-cell office:value-type="float" office:value="0.0337852004294954" calcext:value-type="float">
            <text:p>0.033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514833020203391" calcext:value-type="float">
            <text:p>0.5148</text:p>
          </table:table-cell>
          <table:table-cell office:value-type="float" office:value="0.147549801882517" calcext:value-type="float">
            <text:p>0.1475</text:p>
          </table:table-cell>
          <table:table-cell office:value-type="float" office:value="9.09370168639971" calcext:value-type="float">
            <text:p>9.0937</text:p>
          </table:table-cell>
          <table:table-cell office:value-type="float" office:value="0.0680401345107626" calcext:value-type="float">
            <text:p>0.0680</text:p>
          </table:table-cell>
          <table:table-cell office:value-type="float" office:value="0.0341352613335634" calcext:value-type="float">
            <text:p>0.034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7864234906472" calcext:value-type="float">
            <text:p>0.5279</text:p>
          </table:table-cell>
          <table:table-cell office:value-type="float" office:value="0.118630630100291" calcext:value-type="float">
            <text:p>0.1186</text:p>
          </table:table-cell>
          <table:table-cell office:value-type="float" office:value="10.0937016863997" calcext:value-type="float">
            <text:p>10.0937</text:p>
          </table:table-cell>
          <table:table-cell office:value-type="float" office:value="0.0624868367049075" calcext:value-type="float">
            <text:p>0.0625</text:p>
          </table:table-cell>
          <table:table-cell office:value-type="float" office:value="0.0342723176733851" calcext:value-type="float">
            <text:p>0.034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529400437665852" calcext:value-type="float">
            <text:p>0.5294</text:p>
          </table:table-cell>
          <table:table-cell office:value-type="float" office:value="0.120818833910536" calcext:value-type="float">
            <text:p>0.1208</text:p>
          </table:table-cell>
          <table:table-cell office:value-type="float" office:value="11.0937016863997" calcext:value-type="float">
            <text:p>11.0937</text:p>
          </table:table-cell>
          <table:table-cell office:value-type="float" office:value="0.0633960124360712" calcext:value-type="float">
            <text:p>0.0634</text:p>
          </table:table-cell>
          <table:table-cell office:value-type="float" office:value="0.0350803919823009" calcext:value-type="float">
            <text:p>0.0351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4673493525135" calcext:value-type="float">
            <text:p>0.5147</text:p>
          </table:table-cell>
          <table:table-cell office:value-type="float" office:value="0.180949533728162" calcext:value-type="float">
            <text:p>0.1809</text:p>
          </table:table-cell>
          <table:table-cell office:value-type="float" office:value="12.0937016863997" calcext:value-type="float">
            <text:p>12.0937</text:p>
          </table:table-cell>
          <table:table-cell office:value-type="float" office:value="0.0768335287281495" calcext:value-type="float">
            <text:p>0.0768</text:p>
          </table:table-cell>
          <table:table-cell office:value-type="float" office:value="0.0341759132635009" calcext:value-type="float">
            <text:p>0.034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81674281393772" calcext:value-type="float">
            <text:p>0.4817</text:p>
          </table:table-cell>
          <table:table-cell office:value-type="float" office:value="0.191456670789201" calcext:value-type="float">
            <text:p>0.1915</text:p>
          </table:table-cell>
          <table:table-cell office:value-type="float" office:value="13.0937016863997" calcext:value-type="float">
            <text:p>13.0937</text:p>
          </table:table-cell>
          <table:table-cell office:value-type="float" office:value="0.0806855724678774" calcext:value-type="float">
            <text:p>0.0807</text:p>
          </table:table-cell>
          <table:table-cell office:value-type="float" office:value="0.0358093616287061" calcext:value-type="float">
            <text:p>0.035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86100489848265" calcext:value-type="float">
            <text:p>0.4861</text:p>
          </table:table-cell>
          <table:table-cell office:value-type="float" office:value="0.19155220363084" calcext:value-type="float">
            <text:p>0.1916</text:p>
          </table:table-cell>
          <table:table-cell office:value-type="float" office:value="14.0937016863997" calcext:value-type="float">
            <text:p>14.0937</text:p>
          </table:table-cell>
          <table:table-cell office:value-type="float" office:value="0.079441989380269" calcext:value-type="float">
            <text:p>0.0794</text:p>
          </table:table-cell>
          <table:table-cell office:value-type="float" office:value="0.0357313933845612" calcext:value-type="float">
            <text:p>0.035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3547444718717" calcext:value-type="float">
            <text:p>0.4935</text:p>
          </table:table-cell>
          <table:table-cell office:value-type="float" office:value="0.16103324398736" calcext:value-type="float">
            <text:p>0.1610</text:p>
          </table:table-cell>
          <table:table-cell office:value-type="float" office:value="15.0937016863997" calcext:value-type="float">
            <text:p>15.0937</text:p>
          </table:table-cell>
          <table:table-cell office:value-type="float" office:value="0.071514230225558" calcext:value-type="float">
            <text:p>0.0715</text:p>
          </table:table-cell>
          <table:table-cell office:value-type="float" office:value="0.0346705155388863" calcext:value-type="float">
            <text:p>0.034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498586174562367" calcext:value-type="float">
            <text:p>0.4986</text:p>
          </table:table-cell>
          <table:table-cell office:value-type="float" office:value="0.153956719327835" calcext:value-type="float">
            <text:p>0.1540</text:p>
          </table:table-cell>
          <table:table-cell office:value-type="float" office:value="16.0937016863997" calcext:value-type="float">
            <text:p>16.0937</text:p>
          </table:table-cell>
          <table:table-cell office:value-type="float" office:value="0.0709184993162857" calcext:value-type="float">
            <text:p>0.0709</text:p>
          </table:table-cell>
          <table:table-cell office:value-type="float" office:value="0.0353912515586479" calcext:value-type="float">
            <text:p>0.0354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4440054094339" calcext:value-type="float">
            <text:p>0.5244</text:p>
          </table:table-cell>
          <table:table-cell office:value-type="float" office:value="0.12461324371958" calcext:value-type="float">
            <text:p>0.1246</text:p>
          </table:table-cell>
          <table:table-cell office:value-type="float" office:value="17.0937016863997" calcext:value-type="float">
            <text:p>17.0937</text:p>
          </table:table-cell>
          <table:table-cell office:value-type="float" office:value="0.0624776388113362" calcext:value-type="float">
            <text:p>0.0625</text:p>
          </table:table-cell>
          <table:table-cell office:value-type="float" office:value="0.0333113995559329" calcext:value-type="float">
            <text:p>0.033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527090542516048" calcext:value-type="float">
            <text:p>0.5271</text:p>
          </table:table-cell>
          <table:table-cell office:value-type="float" office:value="0.124574851379083" calcext:value-type="float">
            <text:p>0.1246</text:p>
          </table:table-cell>
          <table:table-cell office:value-type="float" office:value="18.0937016863997" calcext:value-type="float">
            <text:p>18.0937</text:p>
          </table:table-cell>
          <table:table-cell office:value-type="float" office:value="0.0637635550103596" calcext:value-type="float">
            <text:p>0.0638</text:p>
          </table:table-cell>
          <table:table-cell office:value-type="float" office:value="0.0357107495348769" calcext:value-type="float">
            <text:p>0.0357</text:p>
          </table:table-cell>
          <table:table-cell table:number-columns-repeated="6"/>
        </table:table-row>
        <table:table-row table:style-name="ro3" table:number-rows-repeated="1048528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Correlation.E7:Correlation.E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Correlation.G7:Correlation.G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Correlation.F7:Correlation.F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Correlation.H7:Correlation.H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</calcext:conditional-formats>
      </table:table>
      <table:table table:name="log corre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10"/>
        <table:table-column table:style-name="co3" table:number-columns-repeated="2" table:default-cell-style-name="ce10"/>
        <table:table-column table:style-name="co5" table:default-cell-style-name="Default"/>
        <table:table-column table:style-name="co4" table:number-columns-repeated="3" table:default-cell-style-name="ce10"/>
        <table:table-column table:style-name="co6" table:number-columns-repeated="2" table:default-cell-style-name="ce10"/>
        <table:table-row table:style-name="ro1">
          <table:table-cell table:number-columns-repeated="3"/>
          <table:table-cell table:style-name="ce9" office:value-type="string" calcext:value-type="string">
            <text:p>SPCA : with no regularization</text:p>
          </table:table-cell>
          <table:table-cell table:style-name="ce12" office:value-type="string" calcext:value-type="string" table:number-columns-spanned="4" table:number-rows-spanned="1">
            <text:p>SPFM with directionality and steady state regularization</text:p>
          </table:table-cell>
          <table:covered-table-cell table:number-columns-repeated="3"/>
          <table:table-cell/>
          <table:table-cell table:style-name="ce9"/>
          <table:table-cell table:style-name="ce12" table:number-columns-spanned="4" table:number-rows-spanned="1"/>
          <table:covered-table-cell table:number-columns-repeated="3"/>
        </table:table-row>
        <table:table-row table:style-name="ro6">
          <table:table-cell table:style-name="ce1" office:value-type="string" calcext:value-type="string" table:number-columns-spanned="3" table:number-rows-spanned="1">
            <text:p><text:s/>Total amount of metabolites produce or consumed by Principal fluxes </text:p>
          </table:table-cell>
          <table:covered-table-cell table:style-name="ce1"/>
          <table:covered-table-cell table:style-name="ce6"/>
          <table:table-cell office:value-type="float" office:value="42.8169454904436" calcext:value-type="float">
            <text:p>42.8169</text:p>
          </table:table-cell>
          <table:table-cell office:value-type="float" office:value="38.7986879284968" calcext:value-type="float">
            <text:p>38.7987</text:p>
          </table:table-cell>
          <table:table-cell office:value-type="float" office:value="23.4277271233109" calcext:value-type="float">
            <text:p>23.4277</text:p>
          </table:table-cell>
          <table:table-cell office:value-type="float" office:value="8.56429221669342" calcext:value-type="float">
            <text:p>8.5643</text:p>
          </table:table-cell>
          <table:table-cell office:value-type="float" office:value="0.342997170285018" calcext:value-type="float">
            <text:p>0.3430</text:p>
          </table:table-cell>
          <table:table-cell table:number-columns-repeated="6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1"/>
        </table:table-row>
        <table:table-row table:style-name="ro4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8" office:value-type="string" calcext:value-type="string" table:number-columns-spanned="5" table:number-rows-spanned="1">
            <text:p><text:span text:style-name="T3">Slope of changes in Correlation</text:span><text:span text:style-name="T4"> when correlation has been calculated in </text:span><text:span text:style-name="T5">log scale</text:span>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style-name="ce2" table:number-columns-repeated="2"/>
          <table:table-cell/>
          <table:table-cell table:style-name="ce11"/>
          <table:table-cell table:style-name="ce13"/>
          <table:table-cell table:number-columns-repeated="5"/>
          <table:table-cell table:style-name="ce12"/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211321238726462" calcext:value-type="float">
            <text:p>0.2113</text:p>
          </table:table-cell>
          <table:table-cell table:style-name="ce19" office:value-type="float" office:value="-0.0389660656965354" calcext:value-type="float">
            <text:p>-0.0390</text:p>
          </table:table-cell>
          <table:table-cell table:style-name="ce20" office:value-type="float" office:value="-0.669518488757309" calcext:value-type="float">
            <text:p>-0.6695</text:p>
          </table:table-cell>
          <table:table-cell table:style-name="ce21" office:value-type="float" office:value="-0.142358110430758" calcext:value-type="float">
            <text:p>-0.1424</text:p>
          </table:table-cell>
          <table:table-cell table:style-name="ce22" office:value-type="float" office:value="-0.165987823311964" calcext:value-type="float">
            <text:p>-0.166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209946129163089" calcext:value-type="float">
            <text:p>0.2099</text:p>
          </table:table-cell>
          <table:table-cell table:style-name="ce19" office:value-type="float" office:value="-0.0221870182519968" calcext:value-type="float">
            <text:p>-0.0222</text:p>
          </table:table-cell>
          <table:table-cell table:style-name="ce20" office:value-type="float" office:value="-0.665735271850863" calcext:value-type="float">
            <text:p>-0.6657</text:p>
          </table:table-cell>
          <table:table-cell table:style-name="ce21" office:value-type="float" office:value="-0.151229189642631" calcext:value-type="float">
            <text:p>-0.1512</text:p>
          </table:table-cell>
          <table:table-cell table:style-name="ce22" office:value-type="float" office:value="-0.178174352601684" calcext:value-type="float">
            <text:p>-0.1782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210275514060143" calcext:value-type="float">
            <text:p>0.2103</text:p>
          </table:table-cell>
          <table:table-cell table:style-name="ce19" office:value-type="float" office:value="-0.0234699705057577" calcext:value-type="float">
            <text:p>-0.0235</text:p>
          </table:table-cell>
          <table:table-cell table:style-name="ce20" office:value-type="float" office:value="-0.665310005199959" calcext:value-type="float">
            <text:p>-0.6653</text:p>
          </table:table-cell>
          <table:table-cell table:style-name="ce21" office:value-type="float" office:value="-0.151548008950112" calcext:value-type="float">
            <text:p>-0.1515</text:p>
          </table:table-cell>
          <table:table-cell table:style-name="ce22" office:value-type="float" office:value="-0.178617070321897" calcext:value-type="float">
            <text:p>-0.1786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210266075377067" calcext:value-type="float">
            <text:p>0.2103</text:p>
          </table:table-cell>
          <table:table-cell table:style-name="ce19" office:value-type="float" office:value="-0.0217176074754429" calcext:value-type="float">
            <text:p>-0.0217</text:p>
          </table:table-cell>
          <table:table-cell table:style-name="ce20" office:value-type="float" office:value="-0.664843563062073" calcext:value-type="float">
            <text:p>-0.6648</text:p>
          </table:table-cell>
          <table:table-cell table:style-name="ce21" office:value-type="float" office:value="-0.152734538091206" calcext:value-type="float">
            <text:p>-0.1527</text:p>
          </table:table-cell>
          <table:table-cell table:style-name="ce22" office:value-type="float" office:value="-0.180267631524967" calcext:value-type="float">
            <text:p>-0.1803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208809152143287" calcext:value-type="float">
            <text:p>0.2088</text:p>
          </table:table-cell>
          <table:table-cell table:style-name="ce19" office:value-type="float" office:value="-0.00306571244057313" calcext:value-type="float">
            <text:p>-0.0031</text:p>
          </table:table-cell>
          <table:table-cell table:style-name="ce20" office:value-type="float" office:value="-0.661331105452821" calcext:value-type="float">
            <text:p>-0.6613</text:p>
          </table:table-cell>
          <table:table-cell table:style-name="ce21" office:value-type="float" office:value="-0.161424803533745" calcext:value-type="float">
            <text:p>-0.1614</text:p>
          </table:table-cell>
          <table:table-cell table:style-name="ce22" office:value-type="float" office:value="-0.192498900771197" calcext:value-type="float">
            <text:p>-0.1925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09754315190846" calcext:value-type="float">
            <text:p>0.2098</text:p>
          </table:table-cell>
          <table:table-cell table:style-name="ce19" office:value-type="float" office:value="-0.0187520310457904" calcext:value-type="float">
            <text:p>-0.0188</text:p>
          </table:table-cell>
          <table:table-cell table:style-name="ce20" office:value-type="float" office:value="-0.66534139037315" calcext:value-type="float">
            <text:p>-0.6653</text:p>
          </table:table-cell>
          <table:table-cell table:style-name="ce21" office:value-type="float" office:value="-0.151874106240818" calcext:value-type="float">
            <text:p>-0.1519</text:p>
          </table:table-cell>
          <table:table-cell table:style-name="ce22" office:value-type="float" office:value="-0.179070238697301" calcext:value-type="float">
            <text:p>-0.179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05963377094588" calcext:value-type="float">
            <text:p>0.2060</text:p>
          </table:table-cell>
          <table:table-cell table:style-name="ce19" office:value-type="float" office:value="0.013282508137168" calcext:value-type="float">
            <text:p>0.0133</text:p>
          </table:table-cell>
          <table:table-cell table:style-name="ce20" office:value-type="float" office:value="-0.660991722577652" calcext:value-type="float">
            <text:p>-0.6610</text:p>
          </table:table-cell>
          <table:table-cell table:style-name="ce21" office:value-type="float" office:value="-0.161839673966261" calcext:value-type="float">
            <text:p>-0.1618</text:p>
          </table:table-cell>
          <table:table-cell table:style-name="ce22" office:value-type="float" office:value="-0.193089160795886" calcext:value-type="float">
            <text:p>-0.193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06243855552485" calcext:value-type="float">
            <text:p>0.2062</text:p>
          </table:table-cell>
          <table:table-cell table:style-name="ce19" office:value-type="float" office:value="0.00981458043059385" calcext:value-type="float">
            <text:p>0.0098</text:p>
          </table:table-cell>
          <table:table-cell table:style-name="ce20" office:value-type="float" office:value="-0.661517315928748" calcext:value-type="float">
            <text:p>-0.6615</text:p>
          </table:table-cell>
          <table:table-cell table:style-name="ce21" office:value-type="float" office:value="-0.161814251350902" calcext:value-type="float">
            <text:p>-0.1618</text:p>
          </table:table-cell>
          <table:table-cell table:style-name="ce22" office:value-type="float" office:value="-0.193052973773054" calcext:value-type="float">
            <text:p>-0.193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08055662611784" calcext:value-type="float">
            <text:p>0.2081</text:p>
          </table:table-cell>
          <table:table-cell table:style-name="ce19" office:value-type="float" office:value="-0.00419733239717045" calcext:value-type="float">
            <text:p>-0.0042</text:p>
          </table:table-cell>
          <table:table-cell table:style-name="ce20" office:value-type="float" office:value="-0.663417192370324" calcext:value-type="float">
            <text:p>-0.6634</text:p>
          </table:table-cell>
          <table:table-cell table:style-name="ce21" office:value-type="float" office:value="-0.158651201070716" calcext:value-type="float">
            <text:p>-0.1587</text:p>
          </table:table-cell>
          <table:table-cell table:style-name="ce22" office:value-type="float" office:value="-0.188567691868841" calcext:value-type="float">
            <text:p>-0.1886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10009088760729" calcext:value-type="float">
            <text:p>0.2100</text:p>
          </table:table-cell>
          <table:table-cell table:style-name="ce19" office:value-type="float" office:value="-0.0210908627597102" calcext:value-type="float">
            <text:p>-0.0211</text:p>
          </table:table-cell>
          <table:table-cell table:style-name="ce20" office:value-type="float" office:value="-0.666292423839169" calcext:value-type="float">
            <text:p>-0.6663</text:p>
          </table:table-cell>
          <table:table-cell table:style-name="ce21" office:value-type="float" office:value="-0.151743574079982" calcext:value-type="float">
            <text:p>-0.1517</text:p>
          </table:table-cell>
          <table:table-cell table:style-name="ce22" office:value-type="float" office:value="-0.178888799946786" calcext:value-type="float">
            <text:p>-0.178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11337970201683" calcext:value-type="float">
            <text:p>0.2113</text:p>
          </table:table-cell>
          <table:table-cell table:style-name="ce19" office:value-type="float" office:value="-0.039829796448934" calcext:value-type="float">
            <text:p>-0.0398</text:p>
          </table:table-cell>
          <table:table-cell table:style-name="ce20" office:value-type="float" office:value="-0.670630543894174" calcext:value-type="float">
            <text:p>-0.6706</text:p>
          </table:table-cell>
          <table:table-cell table:style-name="ce21" office:value-type="float" office:value="-0.142079352411756" calcext:value-type="float">
            <text:p>-0.1421</text:p>
          </table:table-cell>
          <table:table-cell table:style-name="ce22" office:value-type="float" office:value="-0.165608967229271" calcext:value-type="float">
            <text:p>-0.1656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211236009061211" calcext:value-type="float">
            <text:p>0.2112</text:p>
          </table:table-cell>
          <table:table-cell table:style-name="ce19" office:value-type="float" office:value="-0.0388757139428616" calcext:value-type="float">
            <text:p>-0.0389</text:p>
          </table:table-cell>
          <table:table-cell table:style-name="ce20" office:value-type="float" office:value="-0.669820014845164" calcext:value-type="float">
            <text:p>-0.6698</text:p>
          </table:table-cell>
          <table:table-cell table:style-name="ce21" office:value-type="float" office:value="-0.142278912698117" calcext:value-type="float">
            <text:p>-0.1423</text:p>
          </table:table-cell>
          <table:table-cell table:style-name="ce22" office:value-type="float" office:value="-0.16588016175011" calcext:value-type="float">
            <text:p>-0.1659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09387982657586" calcext:value-type="float">
            <text:p>0.2094</text:p>
          </table:table-cell>
          <table:table-cell table:style-name="ce19" office:value-type="float" office:value="-0.0070621256262077" calcext:value-type="float">
            <text:p>-0.0071</text:p>
          </table:table-cell>
          <table:table-cell table:style-name="ce20" office:value-type="float" office:value="-0.662270990901971" calcext:value-type="float">
            <text:p>-0.6623</text:p>
          </table:table-cell>
          <table:table-cell table:style-name="ce21" office:value-type="float" office:value="-0.160622006688734" calcext:value-type="float">
            <text:p>-0.1606</text:p>
          </table:table-cell>
          <table:table-cell table:style-name="ce22" office:value-type="float" office:value="-0.191358372471853" calcext:value-type="float">
            <text:p>-0.1914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06362909145793" calcext:value-type="float">
            <text:p>0.2064</text:p>
          </table:table-cell>
          <table:table-cell table:style-name="ce19" office:value-type="float" office:value="0.0117649859519682" calcext:value-type="float">
            <text:p>0.0118</text:p>
          </table:table-cell>
          <table:table-cell table:style-name="ce20" office:value-type="float" office:value="-0.661696743227821" calcext:value-type="float">
            <text:p>-0.6617</text:p>
          </table:table-cell>
          <table:table-cell table:style-name="ce21" office:value-type="float" office:value="-0.162371495424562" calcext:value-type="float">
            <text:p>-0.1624</text:p>
          </table:table-cell>
          <table:table-cell table:style-name="ce22" office:value-type="float" office:value="-0.193846668944082" calcext:value-type="float">
            <text:p>-0.193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07002224682737" calcext:value-type="float">
            <text:p>0.2070</text:p>
          </table:table-cell>
          <table:table-cell table:style-name="ce19" office:value-type="float" office:value="0.00953883521503383" calcext:value-type="float">
            <text:p>0.0095</text:p>
          </table:table-cell>
          <table:table-cell table:style-name="ce20" office:value-type="float" office:value="-0.66045804664506" calcext:value-type="float">
            <text:p>-0.6605</text:p>
          </table:table-cell>
          <table:table-cell table:style-name="ce21" office:value-type="float" office:value="-0.163829873154555" calcext:value-type="float">
            <text:p>-0.1638</text:p>
          </table:table-cell>
          <table:table-cell table:style-name="ce22" office:value-type="float" office:value="-0.195928876068107" calcext:value-type="float">
            <text:p>-0.195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07701678768954" calcext:value-type="float">
            <text:p>0.2077</text:p>
          </table:table-cell>
          <table:table-cell table:style-name="ce19" office:value-type="float" office:value="-0.0053854338368002" calcext:value-type="float">
            <text:p>-0.0054</text:p>
          </table:table-cell>
          <table:table-cell table:style-name="ce20" office:value-type="float" office:value="-0.66497128154332" calcext:value-type="float">
            <text:p>-0.6650</text:p>
          </table:table-cell>
          <table:table-cell table:style-name="ce21" office:value-type="float" office:value="-0.155713921598728" calcext:value-type="float">
            <text:p>-0.1557</text:p>
          </table:table-cell>
          <table:table-cell table:style-name="ce22" office:value-type="float" office:value="-0.184432653317683" calcext:value-type="float">
            <text:p>-0.1844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08557640789678" calcext:value-type="float">
            <text:p>0.2086</text:p>
          </table:table-cell>
          <table:table-cell table:style-name="ce19" office:value-type="float" office:value="-0.0125929742417861" calcext:value-type="float">
            <text:p>-0.0126</text:p>
          </table:table-cell>
          <table:table-cell table:style-name="ce20" office:value-type="float" office:value="-0.665804847720308" calcext:value-type="float">
            <text:p>-0.6658</text:p>
          </table:table-cell>
          <table:table-cell table:style-name="ce21" office:value-type="float" office:value="-0.152768300895584" calcext:value-type="float">
            <text:p>-0.1528</text:p>
          </table:table-cell>
          <table:table-cell table:style-name="ce22" office:value-type="float" office:value="-0.180314666055426" calcext:value-type="float">
            <text:p>-0.180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1080279857057" calcext:value-type="float">
            <text:p>0.2108</text:p>
          </table:table-cell>
          <table:table-cell table:style-name="ce19" office:value-type="float" office:value="-0.0358985453423358" calcext:value-type="float">
            <text:p>-0.0359</text:p>
          </table:table-cell>
          <table:table-cell table:style-name="ce20" office:value-type="float" office:value="-0.670545493490495" calcext:value-type="float">
            <text:p>-0.6705</text:p>
          </table:table-cell>
          <table:table-cell table:style-name="ce21" office:value-type="float" office:value="-0.143787076808653" calcext:value-type="float">
            <text:p>-0.1438</text:p>
          </table:table-cell>
          <table:table-cell table:style-name="ce22" office:value-type="float" office:value="-0.16793378482623" calcext:value-type="float">
            <text:p>-0.167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211190661922531" calcext:value-type="float">
            <text:p>0.2112</text:p>
          </table:table-cell>
          <table:table-cell table:style-name="ce19" office:value-type="float" office:value="-0.037079941966575" calcext:value-type="float">
            <text:p>-0.0371</text:p>
          </table:table-cell>
          <table:table-cell table:style-name="ce20" office:value-type="float" office:value="-0.669130540301887" calcext:value-type="float">
            <text:p>-0.6691</text:p>
          </table:table-cell>
          <table:table-cell table:style-name="ce21" office:value-type="float" office:value="-0.143137820893288" calcext:value-type="float">
            <text:p>-0.1431</text:p>
          </table:table-cell>
          <table:table-cell table:style-name="ce22" office:value-type="float" office:value="-0.167048825801263" calcext:value-type="float">
            <text:p>-0.1670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1" office:value-type="string" calcext:value-type="string" table:number-columns-spanned="5" table:number-rows-spanned="1">
            <text:p> <text:span text:style-name="T2">Correlation in </text:span><text:span text:style-name="T6">log scale</text:span>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211321238726462" calcext:value-type="float">
            <text:p>0.2113</text:p>
          </table:table-cell>
          <table:table-cell office:value-type="float" office:value="0.203086881455173" calcext:value-type="float">
            <text:p>0.2031</text:p>
          </table:table-cell>
          <table:table-cell office:value-type="float" office:value="0.0671164594968708" calcext:value-type="float">
            <text:p>0.0671</text:p>
          </table:table-cell>
          <table:table-cell office:value-type="float" office:value="0.0575618871440937" calcext:value-type="float">
            <text:p>0.0576</text:p>
          </table:table-cell>
          <table:table-cell office:value-type="float" office:value="0.0480073147913167" calcext:value-type="float">
            <text:p>0.048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209946129163089" calcext:value-type="float">
            <text:p>0.2099</text:p>
          </table:table-cell>
          <table:table-cell office:value-type="float" office:value="0.205288050563412" calcext:value-type="float">
            <text:p>0.2053</text:p>
          </table:table-cell>
          <table:table-cell office:value-type="float" office:value="0.0686205544138452" calcext:value-type="float">
            <text:p>0.0686</text:p>
          </table:table-cell>
          <table:table-cell office:value-type="float" office:value="0.0582431235770113" calcext:value-type="float">
            <text:p>0.0582</text:p>
          </table:table-cell>
          <table:table-cell office:value-type="float" office:value="0.0478656927401774" calcext:value-type="float">
            <text:p>0.0479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210275514060143" calcext:value-type="float">
            <text:p>0.2103</text:p>
          </table:table-cell>
          <table:table-cell office:value-type="float" office:value="0.205340353947068" calcext:value-type="float">
            <text:p>0.2053</text:p>
          </table:table-cell>
          <table:table-cell office:value-type="float" office:value="0.0687253619947828" calcext:value-type="float">
            <text:p>0.0687</text:p>
          </table:table-cell>
          <table:table-cell office:value-type="float" office:value="0.0583101702200978" calcext:value-type="float">
            <text:p>0.0583</text:p>
          </table:table-cell>
          <table:table-cell office:value-type="float" office:value="0.0478949784454128" calcext:value-type="float">
            <text:p>0.0479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210266075377067" calcext:value-type="float">
            <text:p>0.2103</text:p>
          </table:table-cell>
          <table:table-cell office:value-type="float" office:value="0.205699599286626" calcext:value-type="float">
            <text:p>0.2057</text:p>
          </table:table-cell>
          <table:table-cell office:value-type="float" office:value="0.0689415447764647" calcext:value-type="float">
            <text:p>0.0689</text:p>
          </table:table-cell>
          <table:table-cell office:value-type="float" office:value="0.0584117897797372" calcext:value-type="float">
            <text:p>0.0584</text:p>
          </table:table-cell>
          <table:table-cell office:value-type="float" office:value="0.0478820347830097" calcext:value-type="float">
            <text:p>0.0479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208809152143287" calcext:value-type="float">
            <text:p>0.2088</text:p>
          </table:table-cell>
          <table:table-cell office:value-type="float" office:value="0.208169003327856" calcext:value-type="float">
            <text:p>0.2082</text:p>
          </table:table-cell>
          <table:table-cell office:value-type="float" office:value="0.0705003662360329" calcext:value-type="float">
            <text:p>0.0705</text:p>
          </table:table-cell>
          <table:table-cell office:value-type="float" office:value="0.0591198584673243" calcext:value-type="float">
            <text:p>0.0591</text:p>
          </table:table-cell>
          <table:table-cell office:value-type="float" office:value="0.0477393506986156" calcext:value-type="float">
            <text:p>0.0477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09754315190846" calcext:value-type="float">
            <text:p>0.2098</text:p>
          </table:table-cell>
          <table:table-cell office:value-type="float" office:value="0.205820995760398" calcext:value-type="float">
            <text:p>0.2058</text:p>
          </table:table-cell>
          <table:table-cell office:value-type="float" office:value="0.0688797682731886" calcext:value-type="float">
            <text:p>0.0689</text:p>
          </table:table-cell>
          <table:table-cell office:value-type="float" office:value="0.0584187150286234" calcext:value-type="float">
            <text:p>0.0584</text:p>
          </table:table-cell>
          <table:table-cell office:value-type="float" office:value="0.0479576617840582" calcext:value-type="float">
            <text:p>0.0480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05963377094588" calcext:value-type="float">
            <text:p>0.2060</text:p>
          </table:table-cell>
          <table:table-cell office:value-type="float" office:value="0.208699087326806" calcext:value-type="float">
            <text:p>0.2087</text:p>
          </table:table-cell>
          <table:table-cell office:value-type="float" office:value="0.0707507180942767" calcext:value-type="float">
            <text:p>0.0708</text:p>
          </table:table-cell>
          <table:table-cell office:value-type="float" office:value="0.0593004449450201" calcext:value-type="float">
            <text:p>0.0593</text:p>
          </table:table-cell>
          <table:table-cell office:value-type="float" office:value="0.0478501717957635" calcext:value-type="float">
            <text:p>0.047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06243855552485" calcext:value-type="float">
            <text:p>0.2062</text:p>
          </table:table-cell>
          <table:table-cell office:value-type="float" office:value="0.208268052461121" calcext:value-type="float">
            <text:p>0.2083</text:p>
          </table:table-cell>
          <table:table-cell office:value-type="float" office:value="0.0704951294033326" calcext:value-type="float">
            <text:p>0.0705</text:p>
          </table:table-cell>
          <table:table-cell office:value-type="float" office:value="0.0590880128150474" calcext:value-type="float">
            <text:p>0.0591</text:p>
          </table:table-cell>
          <table:table-cell office:value-type="float" office:value="0.0476808962267622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08055662611784" calcext:value-type="float">
            <text:p>0.2081</text:p>
          </table:table-cell>
          <table:table-cell office:value-type="float" office:value="0.207182383838689" calcext:value-type="float">
            <text:p>0.2072</text:p>
          </table:table-cell>
          <table:table-cell office:value-type="float" office:value="0.0697340284438351" calcext:value-type="float">
            <text:p>0.0697</text:p>
          </table:table-cell>
          <table:table-cell office:value-type="float" office:value="0.0586706410757212" calcext:value-type="float">
            <text:p>0.0587</text:p>
          </table:table-cell>
          <table:table-cell office:value-type="float" office:value="0.0476072537076072" calcext:value-type="float">
            <text:p>0.0476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10009088760729" calcext:value-type="float">
            <text:p>0.2100</text:p>
          </table:table-cell>
          <table:table-cell office:value-type="float" office:value="0.205579815891385" calcext:value-type="float">
            <text:p>0.2056</text:p>
          </table:table-cell>
          <table:table-cell office:value-type="float" office:value="0.068603542068704" calcext:value-type="float">
            <text:p>0.0686</text:p>
          </table:table-cell>
          <table:table-cell office:value-type="float" office:value="0.0581933954006525" calcext:value-type="float">
            <text:p>0.0582</text:p>
          </table:table-cell>
          <table:table-cell office:value-type="float" office:value="0.0477832487326009" calcext:value-type="float">
            <text:p>0.047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11337970201683" calcext:value-type="float">
            <text:p>0.2113</text:p>
          </table:table-cell>
          <table:table-cell office:value-type="float" office:value="0.202920421866619" calcext:value-type="float">
            <text:p>0.2029</text:p>
          </table:table-cell>
          <table:table-cell office:value-type="float" office:value="0.0668357889829731" calcext:value-type="float">
            <text:p>0.0668</text:p>
          </table:table-cell>
          <table:table-cell office:value-type="float" office:value="0.0573398033663435" calcext:value-type="float">
            <text:p>0.0573</text:p>
          </table:table-cell>
          <table:table-cell office:value-type="float" office:value="0.0478438177497139" calcext:value-type="float">
            <text:p>0.047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211236009061211" calcext:value-type="float">
            <text:p>0.2112</text:p>
          </table:table-cell>
          <table:table-cell office:value-type="float" office:value="0.203024058398516" calcext:value-type="float">
            <text:p>0.2030</text:p>
          </table:table-cell>
          <table:table-cell office:value-type="float" office:value="0.0670344805880965" calcext:value-type="float">
            <text:p>0.0670</text:p>
          </table:table-cell>
          <table:table-cell office:value-type="float" office:value="0.0574968875767391" calcext:value-type="float">
            <text:p>0.0575</text:p>
          </table:table-cell>
          <table:table-cell office:value-type="float" office:value="0.0479592945653818" calcext:value-type="float">
            <text:p>0.0480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09387982657586" calcext:value-type="float">
            <text:p>0.2094</text:p>
          </table:table-cell>
          <table:table-cell office:value-type="float" office:value="0.20790925841944" calcext:value-type="float">
            <text:p>0.2079</text:p>
          </table:table-cell>
          <table:table-cell office:value-type="float" office:value="0.0702169878283036" calcext:value-type="float">
            <text:p>0.0702</text:p>
          </table:table-cell>
          <table:table-cell office:value-type="float" office:value="0.0589385943396831" calcext:value-type="float">
            <text:p>0.0589</text:p>
          </table:table-cell>
          <table:table-cell office:value-type="float" office:value="0.0476602008510626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06362909145793" calcext:value-type="float">
            <text:p>0.2064</text:p>
          </table:table-cell>
          <table:table-cell office:value-type="float" office:value="0.2087907658729" calcext:value-type="float">
            <text:p>0.2088</text:p>
          </table:table-cell>
          <table:table-cell office:value-type="float" office:value="0.0706345960787596" calcext:value-type="float">
            <text:p>0.0706</text:p>
          </table:table-cell>
          <table:table-cell office:value-type="float" office:value="0.0591655510847415" calcext:value-type="float">
            <text:p>0.0592</text:p>
          </table:table-cell>
          <table:table-cell office:value-type="float" office:value="0.0476965060907234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07002224682737" calcext:value-type="float">
            <text:p>0.2070</text:p>
          </table:table-cell>
          <table:table-cell office:value-type="float" office:value="0.208976784793131" calcext:value-type="float">
            <text:p>0.2090</text:p>
          </table:table-cell>
          <table:table-cell office:value-type="float" office:value="0.0709563857144948" calcext:value-type="float">
            <text:p>0.0710</text:p>
          </table:table-cell>
          <table:table-cell office:value-type="float" office:value="0.0593316100433835" calcext:value-type="float">
            <text:p>0.0593</text:p>
          </table:table-cell>
          <table:table-cell office:value-type="float" office:value="0.0477068343722721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07701678768954" calcext:value-type="float">
            <text:p>0.2077</text:p>
          </table:table-cell>
          <table:table-cell office:value-type="float" office:value="0.206583115120151" calcext:value-type="float">
            <text:p>0.2066</text:p>
          </table:table-cell>
          <table:table-cell office:value-type="float" office:value="0.069211276313493" calcext:value-type="float">
            <text:p>0.0692</text:p>
          </table:table-cell>
          <table:table-cell office:value-type="float" office:value="0.0584341170598658" calcext:value-type="float">
            <text:p>0.0584</text:p>
          </table:table-cell>
          <table:table-cell office:value-type="float" office:value="0.0476569578062387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08557640789678" calcext:value-type="float">
            <text:p>0.2086</text:p>
          </table:table-cell>
          <table:table-cell office:value-type="float" office:value="0.205931279791286" calcext:value-type="float">
            <text:p>0.2059</text:p>
          </table:table-cell>
          <table:table-cell office:value-type="float" office:value="0.0688212354090005" calcext:value-type="float">
            <text:p>0.0688</text:p>
          </table:table-cell>
          <table:table-cell office:value-type="float" office:value="0.0583075322100325" calcext:value-type="float">
            <text:p>0.0583</text:p>
          </table:table-cell>
          <table:table-cell office:value-type="float" office:value="0.0477938290110645" calcext:value-type="float">
            <text:p>0.047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1080279857057" calcext:value-type="float">
            <text:p>0.2108</text:p>
          </table:table-cell>
          <table:table-cell office:value-type="float" office:value="0.203235284747793" calcext:value-type="float">
            <text:p>0.2032</text:p>
          </table:table-cell>
          <table:table-cell office:value-type="float" office:value="0.0669567804419027" calcext:value-type="float">
            <text:p>0.0670</text:p>
          </table:table-cell>
          <table:table-cell office:value-type="float" office:value="0.0573292607096427" calcext:value-type="float">
            <text:p>0.0573</text:p>
          </table:table-cell>
          <table:table-cell office:value-type="float" office:value="0.0477017409773827" calcext:value-type="float">
            <text:p>0.047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211190661922531" calcext:value-type="float">
            <text:p>0.2112</text:p>
          </table:table-cell>
          <table:table-cell office:value-type="float" office:value="0.203359724434561" calcext:value-type="float">
            <text:p>0.2034</text:p>
          </table:table-cell>
          <table:table-cell office:value-type="float" office:value="0.0672855221480204" calcext:value-type="float">
            <text:p>0.0673</text:p>
          </table:table-cell>
          <table:table-cell office:value-type="float" office:value="0.0576544191300857" calcext:value-type="float">
            <text:p>0.0577</text:p>
          </table:table-cell>
          <table:table-cell office:value-type="float" office:value="0.048023316112151" calcext:value-type="float">
            <text:p>0.0480</text:p>
          </table:table-cell>
          <table:table-cell table:number-columns-repeated="6"/>
        </table:table-row>
        <table:table-row table:style-name="ro3" table:number-rows-repeated="1048528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log correlation'.E7:'log correlation'.E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'log correlation'.G7:'log correlation'.G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'log correlation'.F7:'log correlation'.F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  <calcext:conditional-format calcext:target-range-address="'log correlation'.H7:'log correlation'.H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</calcext:conditional-formats>
      </table:table>
      <table:table table:name="Normalized Corre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10"/>
        <table:table-column table:style-name="co3" table:number-columns-repeated="2" table:default-cell-style-name="ce10"/>
        <table:table-column table:style-name="co5" table:default-cell-style-name="Default"/>
        <table:table-column table:style-name="co4" table:number-columns-repeated="3" table:default-cell-style-name="ce10"/>
        <table:table-column table:style-name="co6" table:number-columns-repeated="2" table:default-cell-style-name="ce10"/>
        <table:table-row table:style-name="ro1">
          <table:table-cell table:number-columns-repeated="3"/>
          <table:table-cell table:style-name="ce9" office:value-type="string" calcext:value-type="string">
            <text:p>SPCA : with no regularization</text:p>
          </table:table-cell>
          <table:table-cell table:style-name="ce12" office:value-type="string" calcext:value-type="string" table:number-columns-spanned="4" table:number-rows-spanned="1">
            <text:p>SPFM with directionality and steady state regularization</text:p>
          </table:table-cell>
          <table:covered-table-cell table:number-columns-repeated="3"/>
          <table:table-cell/>
          <table:table-cell table:style-name="ce9"/>
          <table:table-cell table:style-name="ce12" table:number-columns-spanned="4" table:number-rows-spanned="1"/>
          <table:covered-table-cell table:number-columns-repeated="3"/>
        </table:table-row>
        <table:table-row table:style-name="ro6">
          <table:table-cell table:style-name="ce1" office:value-type="string" calcext:value-type="string" table:number-columns-spanned="3" table:number-rows-spanned="1">
            <text:p><text:s/>Total amount of metabolites produce or consumed by Principal fluxes </text:p>
          </table:table-cell>
          <table:covered-table-cell table:style-name="ce1"/>
          <table:covered-table-cell table:style-name="ce6"/>
          <table:table-cell office:value-type="float" office:value="42.8169454904436" calcext:value-type="float">
            <text:p>42.8169</text:p>
          </table:table-cell>
          <table:table-cell office:value-type="float" office:value="38.7986879284968" calcext:value-type="float">
            <text:p>38.7987</text:p>
          </table:table-cell>
          <table:table-cell office:value-type="float" office:value="23.4277271233109" calcext:value-type="float">
            <text:p>23.4277</text:p>
          </table:table-cell>
          <table:table-cell office:value-type="float" office:value="8.56429221669342" calcext:value-type="float">
            <text:p>8.5643</text:p>
          </table:table-cell>
          <table:table-cell office:value-type="float" office:value="0.342997170285018" calcext:value-type="float">
            <text:p>0.3430</text:p>
          </table:table-cell>
          <table:table-cell table:number-columns-repeated="6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1"/>
        </table:table-row>
        <table:table-row table:style-name="ro4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1" office:value-type="string" calcext:value-type="string" table:number-columns-spanned="5" table:number-rows-spanned="1">
            <text:p><text:span text:style-name="T2">Normalized</text:span>  Correlation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style-name="ce2" table:number-columns-repeated="2"/>
          <table:table-cell/>
          <table:table-cell table:style-name="ce11"/>
          <table:table-cell table:style-name="ce13"/>
          <table:table-cell table:number-columns-repeated="5"/>
          <table:table-cell table:style-name="ce12"/>
          <table: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239405612931382" calcext:value-type="float">
            <text:p>0.2394</text:p>
          </table:table-cell>
          <table:table-cell table:style-name="ce23" office:value-type="float" office:value="0.177460308599558" calcext:value-type="float">
            <text:p>0.1775</text:p>
          </table:table-cell>
          <table:table-cell table:style-name="ce23" office:value-type="float" office:value="0.18760154404783" calcext:value-type="float">
            <text:p>0.1876</text:p>
          </table:table-cell>
          <table:table-cell table:style-name="ce23" office:value-type="float" office:value="0.203081537287427" calcext:value-type="float">
            <text:p>0.2031</text:p>
          </table:table-cell>
          <table:table-cell table:style-name="ce23" office:value-type="float" office:value="0.231977845915034" calcext:value-type="float">
            <text:p>0.232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232453995584811" calcext:value-type="float">
            <text:p>0.2325</text:p>
          </table:table-cell>
          <table:table-cell table:style-name="ce23" office:value-type="float" office:value="0.215105915702107" calcext:value-type="float">
            <text:p>0.2151</text:p>
          </table:table-cell>
          <table:table-cell table:style-name="ce23" office:value-type="float" office:value="0.216821818011253" calcext:value-type="float">
            <text:p>0.2168</text:p>
          </table:table-cell>
          <table:table-cell table:style-name="ce23" office:value-type="float" office:value="0.227692797030351" calcext:value-type="float">
            <text:p>0.2277</text:p>
          </table:table-cell>
          <table:table-cell table:style-name="ce23" office:value-type="float" office:value="0.227703297052211" calcext:value-type="float">
            <text:p>0.2277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233656521076022" calcext:value-type="float">
            <text:p>0.2337</text:p>
          </table:table-cell>
          <table:table-cell table:style-name="ce23" office:value-type="float" office:value="0.21619238446895" calcext:value-type="float">
            <text:p>0.2162</text:p>
          </table:table-cell>
          <table:table-cell table:style-name="ce23" office:value-type="float" office:value="0.218018428412881" calcext:value-type="float">
            <text:p>0.2180</text:p>
          </table:table-cell>
          <table:table-cell table:style-name="ce23" office:value-type="float" office:value="0.229579128231176" calcext:value-type="float">
            <text:p>0.2296</text:p>
          </table:table-cell>
          <table:table-cell table:style-name="ce23" office:value-type="float" office:value="0.229381682746257" calcext:value-type="float">
            <text:p>0.2294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235826461399285" calcext:value-type="float">
            <text:p>0.2358</text:p>
          </table:table-cell>
          <table:table-cell table:style-name="ce23" office:value-type="float" office:value="0.223421709101111" calcext:value-type="float">
            <text:p>0.2234</text:p>
          </table:table-cell>
          <table:table-cell table:style-name="ce23" office:value-type="float" office:value="0.221977647619921" calcext:value-type="float">
            <text:p>0.2220</text:p>
          </table:table-cell>
          <table:table-cell table:style-name="ce23" office:value-type="float" office:value="0.228979516824683" calcext:value-type="float">
            <text:p>0.2290</text:p>
          </table:table-cell>
          <table:table-cell table:style-name="ce23" office:value-type="float" office:value="0.22904746709519" calcext:value-type="float">
            <text:p>0.229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229616351494026" calcext:value-type="float">
            <text:p>0.2296</text:p>
          </table:table-cell>
          <table:table-cell table:style-name="ce23" office:value-type="float" office:value="0.26790536629658" calcext:value-type="float">
            <text:p>0.2679</text:p>
          </table:table-cell>
          <table:table-cell table:style-name="ce23" office:value-type="float" office:value="0.25861577083801" calcext:value-type="float">
            <text:p>0.2586</text:p>
          </table:table-cell>
          <table:table-cell table:style-name="ce23" office:value-type="float" office:value="0.250368739974567" calcext:value-type="float">
            <text:p>0.2504</text:p>
          </table:table-cell>
          <table:table-cell table:style-name="ce23" office:value-type="float" office:value="0.231209179727134" calcext:value-type="float">
            <text:p>0.2312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32280647352556" calcext:value-type="float">
            <text:p>0.2323</text:p>
          </table:table-cell>
          <table:table-cell table:style-name="ce23" office:value-type="float" office:value="0.221117656166716" calcext:value-type="float">
            <text:p>0.2211</text:p>
          </table:table-cell>
          <table:table-cell table:style-name="ce23" office:value-type="float" office:value="0.221770431504659" calcext:value-type="float">
            <text:p>0.2218</text:p>
          </table:table-cell>
          <table:table-cell table:style-name="ce23" office:value-type="float" office:value="0.22943155327703" calcext:value-type="float">
            <text:p>0.2294</text:p>
          </table:table-cell>
          <table:table-cell table:style-name="ce23" office:value-type="float" office:value="0.234036384975305" calcext:value-type="float">
            <text:p>0.2340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10386292927839" calcext:value-type="float">
            <text:p>0.2104</text:p>
          </table:table-cell>
          <table:table-cell table:style-name="ce23" office:value-type="float" office:value="0.273343269438608" calcext:value-type="float">
            <text:p>0.2733</text:p>
          </table:table-cell>
          <table:table-cell table:style-name="ce23" office:value-type="float" office:value="0.271547178953383" calcext:value-type="float">
            <text:p>0.2715</text:p>
          </table:table-cell>
          <table:table-cell table:style-name="ce23" office:value-type="float" office:value="0.258915109040115" calcext:value-type="float">
            <text:p>0.2589</text:p>
          </table:table-cell>
          <table:table-cell table:style-name="ce23" office:value-type="float" office:value="0.243917230616016" calcext:value-type="float">
            <text:p>0.243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12948346850202" calcext:value-type="float">
            <text:p>0.2129</text:p>
          </table:table-cell>
          <table:table-cell table:style-name="ce23" office:value-type="float" office:value="0.261294728504155" calcext:value-type="float">
            <text:p>0.2613</text:p>
          </table:table-cell>
          <table:table-cell table:style-name="ce23" office:value-type="float" office:value="0.261648644955549" calcext:value-type="float">
            <text:p>0.2616</text:p>
          </table:table-cell>
          <table:table-cell table:style-name="ce23" office:value-type="float" office:value="0.240372463612661" calcext:value-type="float">
            <text:p>0.2404</text:p>
          </table:table-cell>
          <table:table-cell table:style-name="ce23" office:value-type="float" office:value="0.228630225832706" calcext:value-type="float">
            <text:p>0.2286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23538901084377" calcext:value-type="float">
            <text:p>0.2235</text:p>
          </table:table-cell>
          <table:table-cell table:style-name="ce23" office:value-type="float" office:value="0.240685606401834" calcext:value-type="float">
            <text:p>0.2407</text:p>
          </table:table-cell>
          <table:table-cell table:style-name="ce23" office:value-type="float" office:value="0.242820100629355" calcext:value-type="float">
            <text:p>0.2428</text:p>
          </table:table-cell>
          <table:table-cell table:style-name="ce23" office:value-type="float" office:value="0.229399035119577" calcext:value-type="float">
            <text:p>0.2294</text:p>
          </table:table-cell>
          <table:table-cell table:style-name="ce23" office:value-type="float" office:value="0.221212192750508" calcext:value-type="float">
            <text:p>0.221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3282393330707" calcext:value-type="float">
            <text:p>0.2328</text:p>
          </table:table-cell>
          <table:table-cell table:style-name="ce23" office:value-type="float" office:value="0.215070677090623" calcext:value-type="float">
            <text:p>0.2151</text:p>
          </table:table-cell>
          <table:table-cell table:style-name="ce23" office:value-type="float" office:value="0.215749707615294" calcext:value-type="float">
            <text:p>0.2157</text:p>
          </table:table-cell>
          <table:table-cell table:style-name="ce23" office:value-type="float" office:value="0.218427306631259" calcext:value-type="float">
            <text:p>0.2184</text:p>
          </table:table-cell>
          <table:table-cell table:style-name="ce23" office:value-type="float" office:value="0.22350425374765" calcext:value-type="float">
            <text:p>0.2235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38717064757227" calcext:value-type="float">
            <text:p>0.2387</text:p>
          </table:table-cell>
          <table:table-cell table:style-name="ce23" office:value-type="float" office:value="0.172917683479316" calcext:value-type="float">
            <text:p>0.1729</text:p>
          </table:table-cell>
          <table:table-cell table:style-name="ce23" office:value-type="float" office:value="0.184083049601942" calcext:value-type="float">
            <text:p>0.1841</text:p>
          </table:table-cell>
          <table:table-cell table:style-name="ce23" office:value-type="float" office:value="0.200599712794531" calcext:value-type="float">
            <text:p>0.2006</text:p>
          </table:table-cell>
          <table:table-cell table:style-name="ce23" office:value-type="float" office:value="0.224401644708097" calcext:value-type="float">
            <text:p>0.2244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239411784704783" calcext:value-type="float">
            <text:p>0.2394</text:p>
          </table:table-cell>
          <table:table-cell table:style-name="ce23" office:value-type="float" office:value="0.1761072402871" calcext:value-type="float">
            <text:p>0.1761</text:p>
          </table:table-cell>
          <table:table-cell table:style-name="ce23" office:value-type="float" office:value="0.187105908075973" calcext:value-type="float">
            <text:p>0.1871</text:p>
          </table:table-cell>
          <table:table-cell table:style-name="ce23" office:value-type="float" office:value="0.203518413758904" calcext:value-type="float">
            <text:p>0.2035</text:p>
          </table:table-cell>
          <table:table-cell table:style-name="ce23" office:value-type="float" office:value="0.229692597181612" calcext:value-type="float">
            <text:p>0.2297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23275179024856" calcext:value-type="float">
            <text:p>0.2328</text:p>
          </table:table-cell>
          <table:table-cell table:style-name="ce23" office:value-type="float" office:value="0.263754598390685" calcext:value-type="float">
            <text:p>0.2638</text:p>
          </table:table-cell>
          <table:table-cell table:style-name="ce23" office:value-type="float" office:value="0.252144026962845" calcext:value-type="float">
            <text:p>0.2521</text:p>
          </table:table-cell>
          <table:table-cell table:style-name="ce23" office:value-type="float" office:value="0.246656489728287" calcext:value-type="float">
            <text:p>0.2467</text:p>
          </table:table-cell>
          <table:table-cell table:style-name="ce23" office:value-type="float" office:value="0.223770426582107" calcext:value-type="float">
            <text:p>0.223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217828492668652" calcext:value-type="float">
            <text:p>0.2178</text:p>
          </table:table-cell>
          <table:table-cell table:style-name="ce23" office:value-type="float" office:value="0.279069949907056" calcext:value-type="float">
            <text:p>0.2791</text:p>
          </table:table-cell>
          <table:table-cell table:style-name="ce23" office:value-type="float" office:value="0.269259769419099" calcext:value-type="float">
            <text:p>0.2693</text:p>
          </table:table-cell>
          <table:table-cell table:style-name="ce23" office:value-type="float" office:value="0.259022596073381" calcext:value-type="float">
            <text:p>0.2590</text:p>
          </table:table-cell>
          <table:table-cell table:style-name="ce23" office:value-type="float" office:value="0.234465603464832" calcext:value-type="float">
            <text:p>0.2345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219830165485995" calcext:value-type="float">
            <text:p>0.2198</text:p>
          </table:table-cell>
          <table:table-cell table:style-name="ce23" office:value-type="float" office:value="0.279209199927547" calcext:value-type="float">
            <text:p>0.2792</text:p>
          </table:table-cell>
          <table:table-cell table:style-name="ce23" office:value-type="float" office:value="0.271830652261731" calcext:value-type="float">
            <text:p>0.2718</text:p>
          </table:table-cell>
          <table:table-cell table:style-name="ce23" office:value-type="float" office:value="0.255030356693614" calcext:value-type="float">
            <text:p>0.2550</text:p>
          </table:table-cell>
          <table:table-cell table:style-name="ce23" office:value-type="float" office:value="0.233955098094643" calcext:value-type="float">
            <text:p>0.2340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223197916302394" calcext:value-type="float">
            <text:p>0.2232</text:p>
          </table:table-cell>
          <table:table-cell table:style-name="ce23" office:value-type="float" office:value="0.234724332913962" calcext:value-type="float">
            <text:p>0.2347</text:p>
          </table:table-cell>
          <table:table-cell table:style-name="ce23" office:value-type="float" office:value="0.236023773885142" calcext:value-type="float">
            <text:p>0.2360</text:p>
          </table:table-cell>
          <table:table-cell table:style-name="ce23" office:value-type="float" office:value="0.22958009719257" calcext:value-type="float">
            <text:p>0.2296</text:p>
          </table:table-cell>
          <table:table-cell table:style-name="ce23" office:value-type="float" office:value="0.227008887579423" calcext:value-type="float">
            <text:p>0.2270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225476590853235" calcext:value-type="float">
            <text:p>0.2255</text:p>
          </table:table-cell>
          <table:table-cell table:style-name="ce23" office:value-type="float" office:value="0.224409490531562" calcext:value-type="float">
            <text:p>0.2244</text:p>
          </table:table-cell>
          <table:table-cell table:style-name="ce23" office:value-type="float" office:value="0.225246503741716" calcext:value-type="float">
            <text:p>0.2252</text:p>
          </table:table-cell>
          <table:table-cell table:style-name="ce23" office:value-type="float" office:value="0.227667639215745" calcext:value-type="float">
            <text:p>0.2277</text:p>
          </table:table-cell>
          <table:table-cell table:style-name="ce23" office:value-type="float" office:value="0.231727983316577" calcext:value-type="float">
            <text:p>0.231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237168540840248" calcext:value-type="float">
            <text:p>0.2372</text:p>
          </table:table-cell>
          <table:table-cell table:style-name="ce23" office:value-type="float" office:value="0.18163802566518" calcext:value-type="float">
            <text:p>0.1816</text:p>
          </table:table-cell>
          <table:table-cell table:style-name="ce23" office:value-type="float" office:value="0.186846962767445" calcext:value-type="float">
            <text:p>0.1868</text:p>
          </table:table-cell>
          <table:table-cell table:style-name="ce23" office:value-type="float" office:value="0.200570185058675" calcext:value-type="float">
            <text:p>0.2006</text:p>
          </table:table-cell>
          <table:table-cell table:style-name="ce23" office:value-type="float" office:value="0.218109931143785" calcext:value-type="float">
            <text:p>0.218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238367176349842" calcext:value-type="float">
            <text:p>0.2384</text:p>
          </table:table-cell>
          <table:table-cell table:style-name="ce23" office:value-type="float" office:value="0.181582064446931" calcext:value-type="float">
            <text:p>0.1816</text:p>
          </table:table-cell>
          <table:table-cell table:style-name="ce23" office:value-type="float" office:value="0.192345163881907" calcext:value-type="float">
            <text:p>0.1923</text:p>
          </table:table-cell>
          <table:table-cell table:style-name="ce23" office:value-type="float" office:value="0.20469832522074" calcext:value-type="float">
            <text:p>0.2047</text:p>
          </table:table-cell>
          <table:table-cell table:style-name="ce23" office:value-type="float" office:value="0.233819930293433" calcext:value-type="float">
            <text:p>0.2338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calcext:value-type="string">
            <text:p>Type of </text:p>
            <text:p>Samples</text:p>
          </table:table-cell>
          <table:table-cell table:style-name="ce2" office:value-type="string" calcext:value-type="string">
            <text:p>Oxygen </text:p>
            <text:p>Level</text:p>
          </table:table-cell>
          <table:table-cell office:value-type="string" calcext:value-type="string">
            <text:p>Time</text:p>
            <text:p>Stamps</text:p>
          </table:table-cell>
          <table:table-cell table:style-name="ce11" office:value-type="string" calcext:value-type="string" table:number-columns-spanned="5" table:number-rows-spanned="1">
            <text:p> <text:span text:style-name="T2">Correlation</text:span></text:p>
          </table:table-cell>
          <table:covered-table-cell table:style-name="ce13"/>
          <table:covered-table-cell table:number-columns-repeated="3"/>
          <table:table-cell table:number-columns-repeated="2"/>
          <table:table-cell table:style-name="ce12" table:number-columns-spanned="4" table:number-rows-spanned="1"/>
          <table:covered-table-cell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3" office:value-type="string" calcext:value-type="string" table:number-columns-spanned="1" table:number-rows-spanned="5">
            <text:p><text:span text:style-name="T1">Steady </text:span></text:p>
            <text:p><text:span text:style-name="T1">Stated </text:span></text:p>
            <text:p><text:span text:style-name="T1">Samples</text:span>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7"/>
          <table:table-cell office:value-type="float" office:value="0.52938679030282" calcext:value-type="float">
            <text:p>0.5294</text:p>
          </table:table-cell>
          <table:table-cell office:value-type="float" office:value="0.121747109973723" calcext:value-type="float">
            <text:p>0.1217</text:p>
          </table:table-cell>
          <table:table-cell office:value-type="float" office:value="0.0937016863997106" calcext:value-type="float">
            <text:p>0.0937</text:p>
          </table:table-cell>
          <table:table-cell office:value-type="float" office:value="0.063259925358213" calcext:value-type="float">
            <text:p>0.0633</text:p>
          </table:table-cell>
          <table:table-cell office:value-type="float" office:value="0.0354294124658916" calcext:value-type="float">
            <text:p>0.0354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05" calcext:value-type="percentage">
            <text:p>0.50%</text:p>
          </table:table-cell>
          <table:table-cell table:style-name="ce7"/>
          <table:table-cell office:value-type="float" office:value="0.514014993670929" calcext:value-type="float">
            <text:p>0.5140</text:p>
          </table:table-cell>
          <table:table-cell office:value-type="float" office:value="0.147573977424313" calcext:value-type="float">
            <text:p>0.1476</text:p>
          </table:table-cell>
          <table:table-cell office:value-type="float" office:value="1.09370168639971" calcext:value-type="float">
            <text:p>1.0937</text:p>
          </table:table-cell>
          <table:table-cell office:value-type="float" office:value="0.0709263359788173" calcext:value-type="float">
            <text:p>0.0709</text:p>
          </table:table-cell>
          <table:table-cell office:value-type="float" office:value="0.0347765710095482" calcext:value-type="float">
            <text:p>0.0348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1" calcext:value-type="percentage">
            <text:p>1.00%</text:p>
          </table:table-cell>
          <table:table-cell table:style-name="ce7"/>
          <table:table-cell office:value-type="float" office:value="0.516674083832829" calcext:value-type="float">
            <text:p>0.5167</text:p>
          </table:table-cell>
          <table:table-cell office:value-type="float" office:value="0.14831935217027" calcext:value-type="float">
            <text:p>0.1483</text:p>
          </table:table-cell>
          <table:table-cell office:value-type="float" office:value="2.09370168639971" calcext:value-type="float">
            <text:p>2.0937</text:p>
          </table:table-cell>
          <table:table-cell office:value-type="float" office:value="0.0715139283939573" calcext:value-type="float">
            <text:p>0.0715</text:p>
          </table:table-cell>
          <table:table-cell office:value-type="float" office:value="0.0350329067764256" calcext:value-type="float">
            <text:p>0.035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024" calcext:value-type="percentage">
            <text:p>2.40%</text:p>
          </table:table-cell>
          <table:table-cell table:style-name="ce7"/>
          <table:table-cell office:value-type="float" office:value="0.521472374603105" calcext:value-type="float">
            <text:p>0.5215</text:p>
          </table:table-cell>
          <table:table-cell office:value-type="float" office:value="0.153279049287745" calcext:value-type="float">
            <text:p>0.1533</text:p>
          </table:table-cell>
          <table:table-cell office:value-type="float" office:value="3.09370168639971" calcext:value-type="float">
            <text:p>3.0937</text:p>
          </table:table-cell>
          <table:table-cell office:value-type="float" office:value="0.071327149362612" calcext:value-type="float">
            <text:p>0.0713</text:p>
          </table:table-cell>
          <table:table-cell office:value-type="float" office:value="0.0349818628325201" calcext:value-type="float">
            <text:p>0.0350</text:p>
          </table:table-cell>
          <table:table-cell table:number-columns-repeated="6"/>
        </table:table-row>
        <table:table-row table:style-name="ro3">
          <table:covered-table-cell/>
          <table:table-cell table:style-name="ce4" office:value-type="percentage" office:value="0.208" calcext:value-type="percentage">
            <text:p>20.80%</text:p>
          </table:table-cell>
          <table:table-cell table:style-name="ce7"/>
          <table:table-cell office:value-type="float" office:value="0.507740239796746" calcext:value-type="float">
            <text:p>0.5077</text:p>
          </table:table-cell>
          <table:table-cell office:value-type="float" office:value="0.183797178932334" calcext:value-type="float">
            <text:p>0.1838</text:p>
          </table:table-cell>
          <table:table-cell office:value-type="float" office:value="4.09370168639971" calcext:value-type="float">
            <text:p>4.0937</text:p>
          </table:table-cell>
          <table:table-cell office:value-type="float" office:value="0.0779898951641506" calcext:value-type="float">
            <text:p>0.0780</text:p>
          </table:table-cell>
          <table:table-cell office:value-type="float" office:value="0.0353120159476495" calcext:value-type="float">
            <text:p>0.0353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4">
            <text:p><text:span text:style-name="T1">Time </text:span></text:p>
            <text:p><text:span text:style-name="T1">Series </text:span></text:p>
            <text:p><text:span text:style-name="T1">Samples</text:span></text:p>
          </table:table-cell>
          <table:table-cell table:style-name="ce5" office:value-type="percentage" office:value="0.01" calcext:value-type="percentage" table:number-columns-spanned="1" table:number-rows-spanned="7">
            <text:p>1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3631676575082" calcext:value-type="float">
            <text:p>0.5136</text:p>
          </table:table-cell>
          <table:table-cell office:value-type="float" office:value="0.151698347731421" calcext:value-type="float">
            <text:p>0.1517</text:p>
          </table:table-cell>
          <table:table-cell office:value-type="float" office:value="5.09370168639971" calcext:value-type="float">
            <text:p>5.0937</text:p>
          </table:table-cell>
          <table:table-cell office:value-type="float" office:value="0.0714679587764888" calcext:value-type="float">
            <text:p>0.0715</text:p>
          </table:table-cell>
          <table:table-cell office:value-type="float" office:value="0.0357438081322355" calcext:value-type="float">
            <text:p>0.035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652176821297" calcext:value-type="float">
            <text:p>0.4652</text:p>
          </table:table-cell>
          <table:table-cell office:value-type="float" office:value="0.18752786663982" calcext:value-type="float">
            <text:p>0.1875</text:p>
          </table:table-cell>
          <table:table-cell office:value-type="float" office:value="6.09370168639971" calcext:value-type="float">
            <text:p>6.0937</text:p>
          </table:table-cell>
          <table:table-cell office:value-type="float" office:value="0.0806520902429929" calcext:value-type="float">
            <text:p>0.0807</text:p>
          </table:table-cell>
          <table:table-cell office:value-type="float" office:value="0.037252885666496" calcext:value-type="float">
            <text:p>0.037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70883035944654" calcext:value-type="float">
            <text:p>0.4709</text:p>
          </table:table-cell>
          <table:table-cell office:value-type="float" office:value="0.179261933543311" calcext:value-type="float">
            <text:p>0.1793</text:p>
          </table:table-cell>
          <table:table-cell office:value-type="float" office:value="7.09370168639971" calcext:value-type="float">
            <text:p>7.0937</text:p>
          </table:table-cell>
          <table:table-cell office:value-type="float" office:value="0.0748760537733439" calcext:value-type="float">
            <text:p>0.0749</text:p>
          </table:table-cell>
          <table:table-cell office:value-type="float" office:value="0.0349181385888191" calcext:value-type="float">
            <text:p>0.0349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4301448925493" calcext:value-type="float">
            <text:p>0.4943</text:p>
          </table:table-cell>
          <table:table-cell office:value-type="float" office:value="0.165122991292765" calcext:value-type="float">
            <text:p>0.1651</text:p>
          </table:table-cell>
          <table:table-cell office:value-type="float" office:value="8.09370168639971" calcext:value-type="float">
            <text:p>8.0937</text:p>
          </table:table-cell>
          <table:table-cell office:value-type="float" office:value="0.0714578293662" calcext:value-type="float">
            <text:p>0.0715</text:p>
          </table:table-cell>
          <table:table-cell office:value-type="float" office:value="0.0337852004294954" calcext:value-type="float">
            <text:p>0.033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514833020203391" calcext:value-type="float">
            <text:p>0.5148</text:p>
          </table:table-cell>
          <table:table-cell office:value-type="float" office:value="0.147549801882517" calcext:value-type="float">
            <text:p>0.1475</text:p>
          </table:table-cell>
          <table:table-cell office:value-type="float" office:value="9.09370168639971" calcext:value-type="float">
            <text:p>9.0937</text:p>
          </table:table-cell>
          <table:table-cell office:value-type="float" office:value="0.0680401345107626" calcext:value-type="float">
            <text:p>0.0680</text:p>
          </table:table-cell>
          <table:table-cell office:value-type="float" office:value="0.0341352613335634" calcext:value-type="float">
            <text:p>0.0341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7864234906472" calcext:value-type="float">
            <text:p>0.5279</text:p>
          </table:table-cell>
          <table:table-cell office:value-type="float" office:value="0.118630630100291" calcext:value-type="float">
            <text:p>0.1186</text:p>
          </table:table-cell>
          <table:table-cell office:value-type="float" office:value="10.0937016863997" calcext:value-type="float">
            <text:p>10.0937</text:p>
          </table:table-cell>
          <table:table-cell office:value-type="float" office:value="0.0624868367049075" calcext:value-type="float">
            <text:p>0.0625</text:p>
          </table:table-cell>
          <table:table-cell office:value-type="float" office:value="0.0342723176733851" calcext:value-type="float">
            <text:p>0.034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2h</text:p>
          </table:table-cell>
          <table:table-cell office:value-type="float" office:value="0.529400437665852" calcext:value-type="float">
            <text:p>0.5294</text:p>
          </table:table-cell>
          <table:table-cell office:value-type="float" office:value="0.120818833910536" calcext:value-type="float">
            <text:p>0.1208</text:p>
          </table:table-cell>
          <table:table-cell office:value-type="float" office:value="11.0937016863997" calcext:value-type="float">
            <text:p>11.0937</text:p>
          </table:table-cell>
          <table:table-cell office:value-type="float" office:value="0.0633960124360712" calcext:value-type="float">
            <text:p>0.0634</text:p>
          </table:table-cell>
          <table:table-cell office:value-type="float" office:value="0.0350803919823009" calcext:value-type="float">
            <text:p>0.0351</text:p>
          </table:table-cell>
          <table:table-cell table:number-columns-repeated="6"/>
        </table:table-row>
        <table:table-row table:style-name="ro3">
          <table:covered-table-cell/>
          <table:table-cell table:style-name="ce5" office:value-type="percentage" office:value="0.2" calcext:value-type="percentage" table:number-columns-spanned="1" table:number-rows-spanned="7">
            <text:p>20.00%</text:p>
          </table:table-cell>
          <table:table-cell table:style-name="ce8" office:value-type="string" calcext:value-type="string">
            <text:p>0h</text:p>
          </table:table-cell>
          <table:table-cell office:value-type="float" office:value="0.514673493525135" calcext:value-type="float">
            <text:p>0.5147</text:p>
          </table:table-cell>
          <table:table-cell office:value-type="float" office:value="0.180949533728162" calcext:value-type="float">
            <text:p>0.1809</text:p>
          </table:table-cell>
          <table:table-cell office:value-type="float" office:value="12.0937016863997" calcext:value-type="float">
            <text:p>12.0937</text:p>
          </table:table-cell>
          <table:table-cell office:value-type="float" office:value="0.0768335287281495" calcext:value-type="float">
            <text:p>0.0768</text:p>
          </table:table-cell>
          <table:table-cell office:value-type="float" office:value="0.0341759132635009" calcext:value-type="float">
            <text:p>0.0342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0.2h</text:p>
          </table:table-cell>
          <table:table-cell office:value-type="float" office:value="0.481674281393772" calcext:value-type="float">
            <text:p>0.4817</text:p>
          </table:table-cell>
          <table:table-cell office:value-type="float" office:value="0.191456670789201" calcext:value-type="float">
            <text:p>0.1915</text:p>
          </table:table-cell>
          <table:table-cell office:value-type="float" office:value="13.0937016863997" calcext:value-type="float">
            <text:p>13.0937</text:p>
          </table:table-cell>
          <table:table-cell office:value-type="float" office:value="0.0806855724678774" calcext:value-type="float">
            <text:p>0.0807</text:p>
          </table:table-cell>
          <table:table-cell office:value-type="float" office:value="0.0358093616287061" calcext:value-type="float">
            <text:p>0.0358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1h</text:p>
          </table:table-cell>
          <table:table-cell office:value-type="float" office:value="0.486100489848265" calcext:value-type="float">
            <text:p>0.4861</text:p>
          </table:table-cell>
          <table:table-cell office:value-type="float" office:value="0.19155220363084" calcext:value-type="float">
            <text:p>0.1916</text:p>
          </table:table-cell>
          <table:table-cell office:value-type="float" office:value="14.0937016863997" calcext:value-type="float">
            <text:p>14.0937</text:p>
          </table:table-cell>
          <table:table-cell office:value-type="float" office:value="0.079441989380269" calcext:value-type="float">
            <text:p>0.0794</text:p>
          </table:table-cell>
          <table:table-cell office:value-type="float" office:value="0.0357313933845612" calcext:value-type="float">
            <text:p>0.035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3h</text:p>
          </table:table-cell>
          <table:table-cell office:value-type="float" office:value="0.493547444718717" calcext:value-type="float">
            <text:p>0.4935</text:p>
          </table:table-cell>
          <table:table-cell office:value-type="float" office:value="0.16103324398736" calcext:value-type="float">
            <text:p>0.1610</text:p>
          </table:table-cell>
          <table:table-cell office:value-type="float" office:value="15.0937016863997" calcext:value-type="float">
            <text:p>15.0937</text:p>
          </table:table-cell>
          <table:table-cell office:value-type="float" office:value="0.071514230225558" calcext:value-type="float">
            <text:p>0.0715</text:p>
          </table:table-cell>
          <table:table-cell office:value-type="float" office:value="0.0346705155388863" calcext:value-type="float">
            <text:p>0.0347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8h</text:p>
          </table:table-cell>
          <table:table-cell office:value-type="float" office:value="0.498586174562367" calcext:value-type="float">
            <text:p>0.4986</text:p>
          </table:table-cell>
          <table:table-cell office:value-type="float" office:value="0.153956719327835" calcext:value-type="float">
            <text:p>0.1540</text:p>
          </table:table-cell>
          <table:table-cell office:value-type="float" office:value="16.0937016863997" calcext:value-type="float">
            <text:p>16.0937</text:p>
          </table:table-cell>
          <table:table-cell office:value-type="float" office:value="0.0709184993162857" calcext:value-type="float">
            <text:p>0.0709</text:p>
          </table:table-cell>
          <table:table-cell office:value-type="float" office:value="0.0353912515586479" calcext:value-type="float">
            <text:p>0.0354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24h</text:p>
          </table:table-cell>
          <table:table-cell office:value-type="float" office:value="0.524440054094339" calcext:value-type="float">
            <text:p>0.5244</text:p>
          </table:table-cell>
          <table:table-cell office:value-type="float" office:value="0.12461324371958" calcext:value-type="float">
            <text:p>0.1246</text:p>
          </table:table-cell>
          <table:table-cell office:value-type="float" office:value="17.0937016863997" calcext:value-type="float">
            <text:p>17.0937</text:p>
          </table:table-cell>
          <table:table-cell office:value-type="float" office:value="0.0624776388113362" calcext:value-type="float">
            <text:p>0.0625</text:p>
          </table:table-cell>
          <table:table-cell office:value-type="float" office:value="0.0333113995559329" calcext:value-type="float">
            <text:p>0.0333</text:p>
          </table:table-cell>
          <table:table-cell table:number-columns-repeated="6"/>
        </table:table-row>
        <table:table-row table:style-name="ro3">
          <table:covered-table-cell table:number-columns-repeated="2"/>
          <table:table-cell office:value-type="string" calcext:value-type="string">
            <text:p>79h</text:p>
          </table:table-cell>
          <table:table-cell office:value-type="float" office:value="0.527090542516048" calcext:value-type="float">
            <text:p>0.5271</text:p>
          </table:table-cell>
          <table:table-cell office:value-type="float" office:value="0.124574851379083" calcext:value-type="float">
            <text:p>0.1246</text:p>
          </table:table-cell>
          <table:table-cell office:value-type="float" office:value="18.0937016863997" calcext:value-type="float">
            <text:p>18.0937</text:p>
          </table:table-cell>
          <table:table-cell office:value-type="float" office:value="0.0637635550103596" calcext:value-type="float">
            <text:p>0.0638</text:p>
          </table:table-cell>
          <table:table-cell office:value-type="float" office:value="0.0357107495348769" calcext:value-type="float">
            <text:p>0.0357</text:p>
          </table:table-cell>
          <table:table-cell table:number-columns-repeated="6"/>
        </table:table-row>
        <table:table-row table:style-name="ro3" table:number-rows-repeated="1048528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'Normalized Correlation'.E7:'Normalized Correlation'.H25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66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5:25:08.7185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8:25:21.935363000</meta:creation-date>
    <dc:date>2017-10-01T18:31:18.090410000</dc:date>
    <meta:editing-duration>PT1H50M46S</meta:editing-duration>
    <meta:editing-cycles>3</meta:editing-cycles>
    <meta:generator>LibreOffice/4.4.2.2$MacOSX_X86_64 LibreOffice_project/c4c7d32d0d49397cad38d62472b0bc8acff48dd6</meta:generator>
    <meta:print-date>2017-10-01T16:44:05.768626000</meta:print-date>
    <meta:document-statistic meta:table-count="3" meta:cell-count="756" meta:object-count="0"/>
  </office:meta>
</office:document-meta>
</file>